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3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9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&lt;0" style:apply-style-name="Negative" style:base-cell-address="buildings.A7"/>
    </style:style>
    <style:style style:name="ce98" style:family="table-cell" style:parent-style-name="Default">
      <style:table-cell-properties fo:border-bottom="0.06pt solid #000000" fo:border-left="none" fo:border-right="none" fo:border-top="none"/>
    </style:style>
    <style:style style:name="ce99" style:family="table-cell" style:parent-style-name="Default" style:data-style-name="N1">
      <style:map style:condition="cell-content()&lt;0" style:apply-style-name="Negative" style:base-cell-address="buildings.B7"/>
    </style:style>
    <style:style style:name="ce100" style:family="table-cell" style:parent-style-name="Default" style:data-style-name="N1">
      <style:map style:condition="cell-content()&lt;0" style:apply-style-name="Negative" style:base-cell-address="buildings.C7"/>
    </style:style>
    <style:style style:name="ce101" style:family="table-cell" style:parent-style-name="Default" style:data-style-name="N1">
      <style:map style:condition="cell-content()&lt;0" style:apply-style-name="Negative" style:base-cell-address="buildings.A7"/>
    </style:style>
    <style:style style:name="ce102" style:family="table-cell" style:parent-style-name="Default" style:data-style-name="N1"/>
    <style:style style:name="ce103" style:family="table-cell" style:parent-style-name="Negative">
      <style:text-properties fo:font-style="normal" style:font-style-asian="normal" style:font-style-complex="normal"/>
    </style:style>
    <style:style style:name="ce104" style:family="table-cell" style:parent-style-name="Default">
      <style:text-properties fo:font-style="italic" style:font-style-asian="italic" style:font-style-complex="italic"/>
    </style:style>
    <style:style style:name="ce105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06" style:family="table-cell" style:parent-style-name="Default" style:data-style-name="N1"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107" style:family="table-cell" style:parent-style-name="Default" style:data-style-name="N1">
      <style:text-properties fo:font-style="italic" style:font-style-asian="italic" style:font-style-complex="italic"/>
    </style:style>
    <style:style style:name="ce108" style:family="table-cell" style:parent-style-name="Default">
      <style:table-cell-properties fo:border="none"/>
    </style:style>
    <style:style style:name="ce110" style:family="table-cell" style:parent-style-name="Default" style:data-style-name="N1">
      <style:text-properties style:use-window-font-color="true" fo:font-style="normal" style:font-style-asian="normal" style:font-style-complex="normal"/>
      <style:map style:condition="cell-content()&lt;0" style:apply-style-name="Negative" style:base-cell-address="buildings.A7"/>
    </style:style>
    <style:style style:name="ce111" style:family="table-cell" style:parent-style-name="Default" style:data-style-name="N1">
      <style:table-cell-properties fo:border="none"/>
      <style:text-properties style:use-window-font-color="true"/>
      <style:map style:condition="cell-content()&lt;0" style:apply-style-name="Negative" style:base-cell-address="buildings.A7"/>
    </style:style>
    <style:style style:name="ce112" style:family="table-cell" style:parent-style-name="Default" style:data-style-name="N1">
      <style:table-cell-properties fo:border="none"/>
      <style:map style:condition="cell-content()&lt;0" style:apply-style-name="Negative" style:base-cell-address="buildings.A7"/>
    </style:style>
    <style:style style:name="ce113" style:family="table-cell" style:parent-style-name="Default" style:data-style-name="N1">
      <style:table-cell-properties fo:border="none"/>
    </style:style>
    <style:style style:name="ce114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15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116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117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19" style:family="table-cell" style:parent-style-name="Default" style:data-style-name="N1">
      <style:table-cell-properties fo:background-color="transparent"/>
      <style:map style:condition="cell-content()&lt;0" style:apply-style-name="Negative" style:base-cell-address="buildings.A7"/>
    </style:style>
    <style:style style:name="ce120" style:family="table-cell" style:parent-style-name="Default">
      <style:table-cell-properties fo:border-bottom="none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</style:style>
    <style:style style:name="ce122" style:family="table-cell" style:parent-style-name="Default" style:data-style-name="N1">
      <style:table-cell-properties fo:border-bottom="none" fo:border-left="none" fo:border-right="0.06pt solid #000000" fo:border-top="none"/>
      <style:text-properties style:use-window-font-color="true"/>
      <style:map style:condition="cell-content()&lt;0" style:apply-style-name="Negative" style:base-cell-address="buildings.A7"/>
    </style:style>
    <style:style style:name="ce123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7"/>
    </style:style>
    <style:style style:name="ce124" style:family="table-cell" style:parent-style-name="Default" style:data-style-name="N124"/>
    <style:style style:name="ce125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41" style:family="table-cell" style:parent-style-name="Default" style:data-style-name="N1">
      <style:table-cell-properties fo:border="none"/>
      <style:map style:condition="cell-content()&lt;0" style:apply-style-name="Negative" style:base-cell-address="buildings.W7"/>
    </style:style>
    <style:style style:name="ce142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143" style:family="table-cell" style:parent-style-name="Default" style:data-style-name="N1">
      <style:map style:condition="cell-content()&lt;0" style:apply-style-name="Negative" style:base-cell-address="buildings.Y7"/>
    </style:style>
    <style:style style:name="ce144" style:family="table-cell" style:parent-style-name="Default" style:data-style-name="N2">
      <style:map style:condition="cell-content()&lt;0" style:apply-style-name="Negative" style:base-cell-address="buildings.Y7"/>
    </style:style>
    <style:style style:name="ce145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Y7"/>
    </style:style>
    <style:style style:name="ce146" style:family="table-cell" style:parent-style-name="Default" style:data-style-name="N1">
      <style:map style:condition="cell-content()&lt;0" style:apply-style-name="Negative" style:base-cell-address="buildings.AA7"/>
    </style:style>
    <style:style style:name="ce147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A7"/>
    </style:style>
    <style:style style:name="ce148" style:family="table-cell" style:parent-style-name="Default" style:data-style-name="N1">
      <style:map style:condition="cell-content()&lt;0" style:apply-style-name="Negative" style:base-cell-address="buildings.AC7"/>
    </style:style>
    <style:style style:name="ce149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C7"/>
    </style:style>
    <style:style style:name="ce150" style:family="table-cell" style:parent-style-name="Default" style:data-style-name="N1">
      <style:map style:condition="cell-content()&lt;0" style:apply-style-name="Negative" style:base-cell-address="buildings.AE7"/>
    </style:style>
    <style:style style:name="ce151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E7"/>
    </style:style>
    <style:style style:name="ce152" style:family="table-cell" style:parent-style-name="Default" style:data-style-name="N1">
      <style:map style:condition="cell-content()&lt;0" style:apply-style-name="Negative" style:base-cell-address="buildings.AG7"/>
    </style:style>
    <style:style style:name="ce153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G7"/>
    </style:style>
    <style:style style:name="ce154" style:family="table-cell" style:parent-style-name="Default" style:data-style-name="N1">
      <style:map style:condition="cell-content()&lt;0" style:apply-style-name="Negative" style:base-cell-address="buildings.AI7"/>
    </style:style>
    <style:style style:name="ce155" style:family="table-cell" style:parent-style-name="Default" style:data-style-name="N1">
      <style:table-cell-properties fo:border="none"/>
      <style:map style:condition="cell-content()&lt;0" style:apply-style-name="Negative" style:base-cell-address="buildings.AJ7"/>
    </style:style>
    <style:style style:name="ce156" style:family="table-cell" style:parent-style-name="Default" style:data-style-name="N1">
      <style:table-cell-properties fo:border="none"/>
      <style:map style:condition="cell-content()&lt;0" style:apply-style-name="Negative" style:base-cell-address="buildings.AK7"/>
    </style:style>
    <style:style style:name="ce157" style:family="table-cell" style:parent-style-name="Default">
      <style:map style:condition="cell-content()&lt;0" style:apply-style-name="Negative" style:base-cell-address="buildings.A7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 style:data-style-name="N121">
      <style:table-cell-properties fo:border-bottom="none" fo:background-color="#eeeeee" fo:border-left="0.06pt solid #000000" fo:border-right="none" fo:border-top="none"/>
    </style:style>
    <style:style style:name="ce13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1">
      <style:table-cell-properties fo:border-bottom="none" fo:background-color="#eeeeee" fo:border-left="none" fo:border-right="0.06pt solid #000000" fo:border-top="none"/>
    </style:style>
    <style:style style:name="ce133" style:family="table-cell" style:parent-style-name="Default">
      <style:text-properties fo:color="#b2b2b2"/>
    </style:style>
    <style:style style:name="ce134" style:family="table-cell" style:parent-style-name="Default">
      <style:text-properties style:use-window-font-color="true"/>
    </style:style>
    <style:style style:name="ce13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21">
      <style:table-cell-properties fo:background-color="#eeeeee" fo:border="none"/>
    </style:style>
    <style:style style:name="ce138" style:family="table-cell" style:parent-style-name="Default" style:data-style-name="N2">
      <style:table-cell-properties fo:border-bottom="none" fo:background-color="#eeeeee" fo:border-left="none" fo:border-right="0.06pt solid #000000" fo:border-top="none"/>
    </style:style>
    <style:style style:name="ce139" style:family="table-cell" style:parent-style-name="Default" style:data-style-name="N121"/>
    <style:style style:name="ce109" style:family="table-cell" style:parent-style-name="Default" style:data-style-name="N2"/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ce95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104"/>
        <table:table-column table:style-name="co3" table:default-cell-style-name="Default"/>
        <table:table-column table:style-name="co3" table:default-cell-style-name="ce108"/>
        <table:table-column table:style-name="co3" table:default-cell-style-name="ce114"/>
        <table:table-column table:style-name="co3" table:default-cell-style-name="Default"/>
        <table:table-column table:style-name="co3" table:default-cell-style-name="ce104"/>
        <table:table-column table:style-name="co3" table:default-cell-style-name="Default"/>
        <table:table-column table:style-name="co3" table:default-cell-style-name="ce120"/>
        <table:table-column table:style-name="co3" table:number-columns-repeated="2" table:default-cell-style-name="ce108"/>
        <table:table-column table:style-name="co3" table:default-cell-style-name="ce120"/>
        <table:table-column table:style-name="co3" table:number-columns-repeated="4" table:default-cell-style-name="Default"/>
        <table:table-column table:style-name="co3" table:default-cell-style-name="ce120"/>
        <table:table-column table:style-name="co3" table:number-columns-repeated="2" table:default-cell-style-name="Default"/>
        <table:table-column table:style-name="co3" table:default-cell-style-name="ce108"/>
        <table:table-column table:style-name="co3" table:default-cell-style-name="ce120"/>
        <table:table-column table:style-name="co3" table:default-cell-style-name="Default"/>
        <table:table-column table:style-name="co3" table:default-cell-style-name="ce120"/>
        <table:table-column table:style-name="co3" table:default-cell-style-name="Default"/>
        <table:table-column table:style-name="co3" table:default-cell-style-name="ce120"/>
        <table:table-column table:style-name="co3" table:default-cell-style-name="Default"/>
        <table:table-column table:style-name="co3" table:default-cell-style-name="ce120"/>
        <table:table-column table:style-name="co3" table:default-cell-style-name="Default"/>
        <table:table-column table:style-name="co3" table:default-cell-style-name="ce120"/>
        <table:table-column table:style-name="co3" table:default-cell-style-name="Default"/>
        <table:table-column table:style-name="co3" table:default-cell-style-name="ce120"/>
        <table:table-column table:style-name="co3" table:default-cell-style-name="Default"/>
        <table:table-column table:style-name="co3" table:default-cell-style-name="ce108"/>
        <table:table-column table:style-name="co3" table:number-columns-repeated="4" table:default-cell-style-name="Default"/>
        <table:table-column table:style-name="co2" table:number-columns-repeated="984" table:default-cell-style-name="Default"/>
        <table:table-row table:style-name="ro1">
          <table:table-cell/>
          <table:table-cell office:value-type="float" office:value="0.3909" calcext:value-type="float">
            <text:p>0.3909</text:p>
          </table:table-cell>
          <table:table-cell/>
          <table:table-cell office:value-type="float" office:value="19.988" calcext:value-type="float">
            <text:p>19.988</text:p>
          </table:table-cell>
          <table:table-cell table:style-name="ce103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.224" calcext:value-type="float">
            <text:p>2.2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65.6894" calcext:value-type="float">
            <text:p>665.689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929.012" calcext:value-type="float">
            <text:p>1929.012</text:p>
          </table:table-cell>
          <table:table-cell office:value-type="float" office:value="2065.3001" calcext:value-type="float">
            <text:p>2065.3001</text:p>
          </table:table-cell>
          <table:table-cell table:style-name="ce124" office:value-type="float" office:value="520.6163" calcext:value-type="float">
            <text:p>520.6163</text:p>
          </table:table-cell>
          <table:table-cell office:value-type="float" office:value="190.5197" calcext:value-type="float">
            <text:p>190.5197</text:p>
          </table:table-cell>
          <table:table-cell office:value-type="float" office:value="85.37666" calcext:value-type="float">
            <text:p>85.37666</text:p>
          </table:table-cell>
          <table:table-cell table:style-name="ce108" office:value-type="float" office:value="1.328" calcext:value-type="float">
            <text:p>1.32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Negative" office:value-type="float" office:value="12.865" calcext:value-type="float">
            <text:p>12.865</text:p>
          </table:table-cell>
          <table:table-cell table:style-name="ce10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41.4" calcext:value-type="float">
            <text:p>41.4</text:p>
          </table:table-cell>
          <table:table-cell office:value-type="float" office:value="6.4" calcext:value-type="float">
            <text:p>6.4</text:p>
          </table:table-cell>
          <table:table-cell office:value-type="float" office:value="3.79" calcext:value-type="float">
            <text:p>3.7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211" calcext:value-type="float">
            <text:p>211</text:p>
          </table:table-cell>
          <table:table-cell table:style-name="ce108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103"/>
          <table:table-cell office:value-type="float" office:value="1.9" calcext:value-type="float">
            <text:p>1.9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62" calcext:value-type="float">
            <text:p>1.62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08"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table:style-name="Negative" office:value-type="float" office:value="1.3" calcext:value-type="float">
            <text:p>1.3</text:p>
          </table:table-cell>
          <table:table-cell table:style-name="ce10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3"/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Default"/>
          <table:table-cell office:value-type="float" office:value="-67" calcext:value-type="float">
            <text:p>-67</text:p>
          </table:table-cell>
          <table:table-cell table:number-columns-repeated="5"/>
          <table:table-cell table:style-name="ce108"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-39" calcext:value-type="float">
            <text:p>-39</text:p>
          </table:table-cell>
          <table:table-cell table:style-name="Negative" office:value-type="float" office:value="9" calcext:value-type="float">
            <text:p>9</text:p>
          </table:table-cell>
          <table:table-cell table:style-name="ce108"/>
          <table:table-cell office:value-type="float" office:value="-25" calcext:value-type="float">
            <text:p>-25</text:p>
          </table:table-cell>
          <table:table-cell table:style-name="ce108" office:value-type="float" office:value="200" calcext:value-type="float">
            <text:p>200</text:p>
          </table:table-cell>
          <table:table-cell office:value-type="float" office:value="-20" calcext:value-type="float">
            <text:p>-20</text:p>
          </table:table-cell>
          <table:table-cell table:style-name="ce108" office:value-type="float" office:value="26" calcext:value-type="float">
            <text:p>26</text:p>
          </table:table-cell>
          <table:table-cell office:value-type="float" office:value="-104" calcext:value-type="float">
            <text:p>-104</text:p>
          </table:table-cell>
          <table:table-cell table:style-name="ce108"/>
          <table:table-cell office:value-type="float" office:value="-75" calcext:value-type="float">
            <text:p>-75</text:p>
          </table:table-cell>
          <table:table-cell table:style-name="ce108" office:value-type="float" office:value="200" calcext:value-type="float">
            <text:p>200</text:p>
          </table:table-cell>
          <table:table-cell/>
          <table:table-cell table:style-name="ce108" office:value-type="float" office:value="-650" calcext:value-type="float">
            <text:p>-650</text:p>
          </table:table-cell>
          <table:table-cell/>
          <table:table-cell office:value-type="float" office:value="-130" calcext:value-type="float">
            <text:p>-130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108" table:number-columns-repeated="2"/>
          <table:table-cell table:number-columns-repeated="2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989"/>
        </table:table-row>
        <table:table-row table:style-name="ro1">
          <table:table-cell table:number-columns-repeated="20"/>
          <table:table-cell table:style-name="ce108" table:number-columns-repeated="2"/>
          <table:table-cell table:number-columns-repeated="2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989"/>
        </table:table-row>
        <table:table-row table:style-name="ro1">
          <table:table-cell table:style-name="ce96" office:value-type="string" calcext:value-type="string">
            <text:p>l</text:p>
          </table:table-cell>
          <table:table-cell table:style-name="ce98" office:value-type="string" calcext:value-type="string">
            <text:p>maintenance</text:p>
          </table:table-cell>
          <table:table-cell table:style-name="ce98" office:value-type="string" calcext:value-type="string">
            <text:p>(all buildings)</text:p>
          </table:table-cell>
          <table:table-cell table:style-name="ce98" office:value-type="string" calcext:value-type="string">
            <text:p>Radnice Pop</text:p>
          </table:table-cell>
          <table:table-cell table:style-name="ce105" office:value-type="string" calcext:value-type="string">
            <text:p>+ splacho</text:p>
          </table:table-cell>
          <table:table-cell table:style-name="ce98" office:value-type="string" calcext:value-type="string">
            <text:p>Radnice D</text:p>
          </table:table-cell>
          <table:table-cell table:style-name="ce98" office:value-type="string" calcext:value-type="string">
            <text:p>Radnice K</text:p>
          </table:table-cell>
          <table:table-cell table:style-name="ce115" office:value-type="string" calcext:value-type="string">
            <text:p>(D+K)/pop</text:p>
          </table:table-cell>
          <table:table-cell table:style-name="ce98" office:value-type="string" calcext:value-type="string">
            <text:p>škola WP</text:p>
          </table:table-cell>
          <table:table-cell table:style-name="ce105" office:value-type="string" calcext:value-type="string">
            <text:p>+ all techs</text:p>
          </table:table-cell>
          <table:table-cell table:style-name="ce98" office:value-type="string" calcext:value-type="string">
            <text:p>Škola D</text:p>
          </table:table-cell>
          <table:table-cell table:style-name="ce121" office:value-type="string" calcext:value-type="string">
            <text:p>Škola K</text:p>
          </table:table-cell>
          <table:table-cell table:style-name="ce98" office:value-type="string" calcext:value-type="string">
            <text:p>capacity</text:p>
          </table:table-cell>
          <table:table-cell table:style-name="ce98" office:value-type="string" calcext:value-type="string">
            <text:p>Sklad D</text:p>
          </table:table-cell>
          <table:table-cell table:style-name="ce121" office:value-type="string" calcext:value-type="string">
            <text:p>Sklad K</text:p>
          </table:table-cell>
          <table:table-cell table:style-name="ce98" office:value-type="string" calcext:value-type="string">
            <text:p>Palác $</text:p>
          </table:table-cell>
          <table:table-cell table:style-name="ce98" office:value-type="string" calcext:value-type="string">
            <text:p>Palác D</text:p>
          </table:table-cell>
          <table:table-cell table:style-name="ce98" office:value-type="string" calcext:value-type="string">
            <text:p>Palác K</text:p>
          </table:table-cell>
          <table:table-cell table:style-name="ce98" office:value-type="string" calcext:value-type="string">
            <text:p>Palác S</text:p>
          </table:table-cell>
          <table:table-cell table:style-name="ce121" office:value-type="string" calcext:value-type="string">
            <text:p>Palác P</text:p>
          </table:table-cell>
          <table:table-cell table:style-name="ce98" office:value-type="string" calcext:value-type="string">
            <text:p>pivo</text:p>
          </table:table-cell>
          <table:table-cell table:style-name="ce98" office:value-type="string" calcext:value-type="string">
            <text:p>Hospo D</text:p>
          </table:table-cell>
          <table:table-cell table:style-name="ce98" office:value-type="string" calcext:value-type="string">
            <text:p>Hospo K</text:p>
          </table:table-cell>
          <table:table-cell table:style-name="ce121" office:value-type="string" calcext:value-type="string">
            <text:p>pivo / pop</text:p>
          </table:table-cell>
          <table:table-cell table:style-name="ce98" office:value-type="string" calcext:value-type="string">
            <text:p>Pristav D</text:p>
          </table:table-cell>
          <table:table-cell table:style-name="ce121" office:value-type="string" calcext:value-type="string">
            <text:p>Pristav P</text:p>
          </table:table-cell>
          <table:table-cell table:style-name="ce98" office:value-type="string" calcext:value-type="string">
            <text:p>MuzeumD</text:p>
          </table:table-cell>
          <table:table-cell table:style-name="ce121" office:value-type="string" calcext:value-type="string">
            <text:p>MuzeumK</text:p>
          </table:table-cell>
          <table:table-cell table:style-name="ce98" office:value-type="string" calcext:value-type="string">
            <text:p>Kasárna D</text:p>
          </table:table-cell>
          <table:table-cell table:style-name="ce121" office:value-type="string" calcext:value-type="string">
            <text:p>Kasárna K</text:p>
          </table:table-cell>
          <table:table-cell table:style-name="ce98" office:value-type="string" calcext:value-type="string">
            <text:p>Dílna D</text:p>
          </table:table-cell>
          <table:table-cell table:style-name="ce121" office:value-type="string" calcext:value-type="string">
            <text:p>Dílna K</text:p>
          </table:table-cell>
          <table:table-cell table:style-name="ce98" office:value-type="string" calcext:value-type="string">
            <text:p>Zkuš D</text:p>
          </table:table-cell>
          <table:table-cell table:style-name="ce121" office:value-type="string" calcext:value-type="string">
            <text:p>Zkuš S</text:p>
          </table:table-cell>
          <table:table-cell table:style-name="ce98" office:value-type="string" calcext:value-type="string">
            <text:p>Kostel $</text:p>
          </table:table-cell>
          <table:table-cell table:style-name="ce98" office:value-type="string" calcext:value-type="string">
            <text:p>Kostel D</text:p>
          </table:table-cell>
          <table:table-cell table:style-name="ce98" office:value-type="string" calcext:value-type="string">
            <text:p>Kostel K</text:p>
          </table:table-cell>
          <table:table-cell table:style-name="ce98" table:number-columns-repeated="987"/>
        </table:table-row>
        <table:table-row table:style-name="ro1">
          <table:table-cell table:style-name="ce97" office:value-type="float" office:value="1" calcext:value-type="float">
            <text:p>1</text:p>
          </table:table-cell>
          <table:table-cell table:style-name="ce99" table:formula="of:=[.B$1]*[.B$2]^[.$A7]+[.$A7]*[.B$3]" office:value-type="float" office:value="1.58635" calcext:value-type="float">
            <text:p>2</text:p>
          </table:table-cell>
          <table:table-cell table:style-name="ce100" table:formula="of:=[.B7]*11" office:value-type="float" office:value="17.44985" calcext:value-type="float">
            <text:p>17</text:p>
          </table:table-cell>
          <table:table-cell table:style-name="ce101" table:formula="of:=[.D$1]*[.D$2]^[.$A7]+[.$A7]*[.D$3]" office:value-type="float" office:value="39.9832" calcext:value-type="float">
            <text:p>40</text:p>
          </table:table-cell>
          <table:table-cell table:style-name="ce106" table:formula="of:=[.D7]*1.1" office:value-type="float" office:value="43.98152" calcext:value-type="float">
            <text:p>44</text:p>
          </table:table-cell>
          <table:table-cell table:style-name="ce101" table:formula="of:=[.F$1]*[.F$2]^[.$A7]+[.$A7]*[.F$3]" office:value-type="float" office:value="56" calcext:value-type="float">
            <text:p>56</text:p>
          </table:table-cell>
          <table:table-cell table:style-name="ce110" table:formula="of:=[.G$1]*[.G$2]^[.$A7]+[.$A7]*[.G$3]" office:value-type="float" office:value="-29.04" calcext:value-type="float">
            <text:p>-29</text:p>
          </table:table-cell>
          <table:table-cell table:style-name="ce116" table:formula="of:=([.F7]+IF([.G7]&gt;0;[.G7];0))/[.D7]" office:value-type="float" office:value="1.40058824706377" calcext:value-type="float">
            <text:p>1</text:p>
          </table:table-cell>
          <table:table-cell table:style-name="ce101" table:formula="of:=[.I$1]*[.I$2]^[.$A7]+[.$A7]*[.I$3]" office:value-type="float" office:value="5.8912" calcext:value-type="float">
            <text:p>6</text:p>
          </table:table-cell>
          <table:table-cell table:style-name="ce106" table:formula="of:=[.I7]*2.5" office:value-type="float" office:value="14.728" calcext:value-type="float">
            <text:p>15</text:p>
          </table:table-cell>
          <table:table-cell table:style-name="ce101" table:formula="of:=[.K$1]*[.K$2]^[.$A7]+[.$A7]*[.K$3]" office:value-type="float" office:value="31" calcext:value-type="float">
            <text:p>31</text:p>
          </table:table-cell>
          <table:table-cell table:style-name="ce122" table:formula="of:=[.L$1]*[.L$2]^[.$A7]+[.$A7]*[.L$3]" office:value-type="float" office:value="-50" calcext:value-type="float">
            <text:p>-50</text:p>
          </table:table-cell>
          <table:table-cell table:style-name="ce101" table:formula="of:=[.M$1]*[.M$2]^[.$A7]+[.$A7]*[.M$3]+2000" office:value-type="float" office:value="3078.416828" calcext:value-type="float">
            <text:p>3078</text:p>
          </table:table-cell>
          <table:table-cell table:style-name="ce101" table:formula="of:=[.N$1]*[.N$2]^[.$A7]+[.$A7]*[.N$3]" office:value-type="float" office:value="120" calcext:value-type="float">
            <text:p>120</text:p>
          </table:table-cell>
          <table:table-cell table:style-name="ce122" table:formula="of:=[.O$1]*[.O$2]^[.$A7]+[.$A7]*[.O$3]" office:value-type="float" office:value="-1" calcext:value-type="float">
            <text:p>-1</text:p>
          </table:table-cell>
          <table:table-cell table:style-name="ce101" table:formula="of:=[.P$1]*[.P$2]^[.$A7]+[.$A7]*[.P$3]" office:value-type="float" office:value="11574.072" calcext:value-type="float">
            <text:p>11574</text:p>
          </table:table-cell>
          <table:table-cell table:style-name="ce101" table:formula="of:=[.Q$1]*[.Q$2]^[.$A7]+[.$A7]*[.Q$3]" office:value-type="float" office:value="10243.888496" calcext:value-type="float">
            <text:p>10244</text:p>
          </table:table-cell>
          <table:table-cell table:style-name="ce101" table:formula="of:=[.R$1]*[.R$2]^[.$A7]+[.$A7]*[.R$3]" office:value-type="float" office:value="3644.3141" calcext:value-type="float">
            <text:p>3644</text:p>
          </table:table-cell>
          <table:table-cell table:style-name="ce101" table:formula="of:=[.S$1]*[.S$2]^[.$A7]+[.$A7]*[.S$3]" office:value-type="float" office:value="1714.6773" calcext:value-type="float">
            <text:p>1715</text:p>
          </table:table-cell>
          <table:table-cell table:style-name="ce123" table:formula="of:=[.T$1]*[.T$2]^[.$A7]+[.$A7]*[.T$3]" office:value-type="float" office:value="939.14326" calcext:value-type="float">
            <text:p>939</text:p>
          </table:table-cell>
          <table:table-cell table:style-name="ce101" table:formula="of:=[.U$1]*[.U$2]^[.$A7]+[.$A7]*[.U$3]" office:value-type="float" office:value="9.992" calcext:value-type="float">
            <text:p>10</text:p>
          </table:table-cell>
          <table:table-cell table:style-name="ce101" table:formula="of:=[.V$1]*[.V$2]^[.$A7]+[.$A7]*[.V$3]" office:value-type="float" office:value="71.5" calcext:value-type="float">
            <text:p>72</text:p>
          </table:table-cell>
          <table:table-cell table:style-name="ce141" table:formula="of:=[.W$1]*[.W$2]^[.$A7]+[.$A7]*[.W$3]" office:value-type="float" office:value="-1" calcext:value-type="float">
            <text:p>-1</text:p>
          </table:table-cell>
          <table:table-cell table:style-name="ce142" table:formula="of:=[.U7]/[.D7]" office:value-type="percentage" office:value="0.249904960083235" calcext:value-type="percentage">
            <text:p>25%</text:p>
          </table:table-cell>
          <table:table-cell table:style-name="ce143" table:formula="of:=[.Y$1]*[.Y$2]^[.$A7]+[.$A7]*[.Y$3]" office:value-type="float" office:value="42" calcext:value-type="float">
            <text:p>42</text:p>
          </table:table-cell>
          <table:table-cell table:style-name="ce145" table:formula="of:=[.Z$1]*[.Z$2]^[.$A7]+[.$A7]*[.Z$3]" office:value-type="float" office:value="-17" calcext:value-type="float">
            <text:p>-17</text:p>
          </table:table-cell>
          <table:table-cell table:style-name="ce146" table:formula="of:=[.AA$1]*[.AA$2]^[.$A7]+[.$A7]*[.AA$3]" office:value-type="float" office:value="546.8" calcext:value-type="float">
            <text:p>547</text:p>
          </table:table-cell>
          <table:table-cell table:style-name="ce147" table:formula="of:=[.AB$1]*[.AB$2]^[.$A7]+[.$A7]*[.AB$3]" office:value-type="float" office:value="58.66" calcext:value-type="float">
            <text:p>59</text:p>
          </table:table-cell>
          <table:table-cell table:style-name="ce148" table:formula="of:=[.AC$1]*[.AC$2]^[.$A7]+[.$A7]*[.AC$3]" office:value-type="float" office:value="50.96" calcext:value-type="float">
            <text:p>51</text:p>
          </table:table-cell>
          <table:table-cell table:style-name="ce149" table:formula="of:=[.AD$1]*[.AD$2]^[.$A7]+[.$A7]*[.AD$3]" office:value-type="float" office:value="-87.703" calcext:value-type="float">
            <text:p>-88</text:p>
          </table:table-cell>
          <table:table-cell table:style-name="ce150" table:formula="of:=[.AE$1]*[.AE$2]^[.$A7]+[.$A7]*[.AE$3]" office:value-type="float" office:value="246.4" calcext:value-type="float">
            <text:p>246</text:p>
          </table:table-cell>
          <table:table-cell table:style-name="ce151" table:formula="of:=[.AF$1]*[.AF$2]^[.$A7]+[.$A7]*[.AF$3]" office:value-type="float" office:value="-5" calcext:value-type="float">
            <text:p>-5</text:p>
          </table:table-cell>
          <table:table-cell table:style-name="ce152" table:formula="of:=[.AG$1]*[.AG$2]^[.$A7]+[.$A7]*[.AG$3]" office:value-type="float" office:value="287.5" calcext:value-type="float">
            <text:p>288</text:p>
          </table:table-cell>
          <table:table-cell table:style-name="ce153" table:formula="of:=[.AH$1]*[.AH$2]^[.$A7]+[.$A7]*[.AH$3]" office:value-type="float" office:value="44" calcext:value-type="float">
            <text:p>44</text:p>
          </table:table-cell>
          <table:table-cell table:style-name="ce154" table:formula="of:=[.AI$1]*[.AI$2]^[.$A7]+[.$A7]*[.AI$3]" office:value-type="float" office:value="849.4" calcext:value-type="float">
            <text:p>849</text:p>
          </table:table-cell>
          <table:table-cell table:style-name="ce155" table:formula="of:=[.AJ$1]*[.AJ$2]^[.$A7]+[.$A7]*[.AJ$3]" office:value-type="float" office:value="506.4" calcext:value-type="float">
            <text:p>506</text:p>
          </table:table-cell>
          <table:table-cell table:style-name="ce156" table:formula="of:=[.AK$1]*[.AK$2]^[.$A7]+[.$A7]*[.AK$3]" office:value-type="float" office:value="-46" calcext:value-type="float">
            <text:p>-46</text:p>
          </table:table-cell>
          <table:table-cell table:style-name="ce157" table:number-columns-repeated="987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table:style-name="ce99" table:formula="of:=[.B$1]*[.B$2]^[.$A8]+[.$A8]*[.B$3]" office:value-type="float" office:value="2.879525" calcext:value-type="float">
            <text:p>3</text:p>
          </table:table-cell>
          <table:table-cell table:style-name="ce100" table:formula="of:=[.B8]*11" office:value-type="float" office:value="31.674775" calcext:value-type="float">
            <text:p>32</text:p>
          </table:table-cell>
          <table:table-cell table:style-name="ce101" table:formula="of:=[.D$1]*[.D$2]^[.$A8]+[.$A8]*[.D$3]" office:value-type="float" office:value="63.17648" calcext:value-type="float">
            <text:p>63</text:p>
          </table:table-cell>
          <table:table-cell table:style-name="ce106" table:formula="of:=[.D8]*1.1" office:value-type="float" office:value="69.494128" calcext:value-type="float">
            <text:p>69</text:p>
          </table:table-cell>
          <table:table-cell table:style-name="ce101" table:formula="of:=[.F$1]*[.F$2]^[.$A8]+[.$A8]*[.F$3]" office:value-type="float" office:value="104.4" calcext:value-type="float">
            <text:p>104</text:p>
          </table:table-cell>
          <table:table-cell table:style-name="ce111" table:formula="of:=[.G$1]*[.G$2]^[.$A8]+[.$A8]*[.G$3]" office:value-type="float" office:value="-60.1184" calcext:value-type="float">
            <text:p>-60</text:p>
          </table:table-cell>
          <table:table-cell table:style-name="ce116" table:formula="of:=([.F8]+IF([.G8]&gt;0;[.G8];0))/[.D8]" office:value-type="float" office:value="1.65251372029591" calcext:value-type="float">
            <text:p>2</text:p>
          </table:table-cell>
          <table:table-cell table:style-name="ce101" table:formula="of:=[.I$1]*[.I$2]^[.$A8]+[.$A8]*[.I$3]" office:value-type="float" office:value="9.75856" calcext:value-type="float">
            <text:p>10</text:p>
          </table:table-cell>
          <table:table-cell table:style-name="ce106" table:formula="of:=[.I8]*2.5" office:value-type="float" office:value="24.3964" calcext:value-type="float">
            <text:p>24</text:p>
          </table:table-cell>
          <table:table-cell table:style-name="ce101" table:formula="of:=[.K$1]*[.K$2]^[.$A8]+[.$A8]*[.K$3]" office:value-type="float" office:value="46.7" calcext:value-type="float">
            <text:p>47</text:p>
          </table:table-cell>
          <table:table-cell table:style-name="ce122" table:formula="of:=[.L$1]*[.L$2]^[.$A8]+[.$A8]*[.L$3]" office:value-type="float" office:value="-108.75" calcext:value-type="float">
            <text:p>-109</text:p>
          </table:table-cell>
          <table:table-cell table:style-name="ce101" table:formula="of:=[.M$1]*[.M$2]^[.$A8]+[.$A8]*[.M$3]+2000" office:value-type="float" office:value="3747.03526136" calcext:value-type="float">
            <text:p>3747</text:p>
          </table:table-cell>
          <table:table-cell table:style-name="ce101" table:formula="of:=[.N$1]*[.N$2]^[.$A8]+[.$A8]*[.N$3]" office:value-type="float" office:value="192" calcext:value-type="float">
            <text:p>192</text:p>
          </table:table-cell>
          <table:table-cell table:style-name="ce122" table:formula="of:=[.O$1]*[.O$2]^[.$A8]+[.$A8]*[.O$3]" office:value-type="float" office:value="-25.1" calcext:value-type="float">
            <text:p>-25</text:p>
          </table:table-cell>
          <table:table-cell table:style-name="ce101" table:formula="of:=[.P$1]*[.P$2]^[.$A8]+[.$A8]*[.P$3]" office:value-type="float" office:value="69444.432" calcext:value-type="float">
            <text:p>69444</text:p>
          </table:table-cell>
          <table:table-cell table:style-name="ce101" table:formula="of:=[.Q$1]*[.Q$2]^[.$A8]+[.$A8]*[.Q$3]" office:value-type="float" office:value="50809.68694016" calcext:value-type="float">
            <text:p>50810</text:p>
          </table:table-cell>
          <table:table-cell table:style-name="ce101" table:formula="of:=[.R$1]*[.R$2]^[.$A8]+[.$A8]*[.R$3]" office:value-type="float" office:value="25510.1987" calcext:value-type="float">
            <text:p>25510</text:p>
          </table:table-cell>
          <table:table-cell table:style-name="ce101" table:formula="of:=[.S$1]*[.S$2]^[.$A8]+[.$A8]*[.S$3]" office:value-type="float" office:value="15432.0957" calcext:value-type="float">
            <text:p>15432</text:p>
          </table:table-cell>
          <table:table-cell table:style-name="ce123" table:formula="of:=[.T$1]*[.T$2]^[.$A8]+[.$A8]*[.T$3]" office:value-type="float" office:value="10330.57586" calcext:value-type="float">
            <text:p>10331</text:p>
          </table:table-cell>
          <table:table-cell table:style-name="ce101" table:formula="of:=[.U$1]*[.U$2]^[.$A8]+[.$A8]*[.U$3]" office:value-type="float" office:value="18.988" calcext:value-type="float">
            <text:p>19</text:p>
          </table:table-cell>
          <table:table-cell table:style-name="ce101" table:formula="of:=[.V$1]*[.V$2]^[.$A8]+[.$A8]*[.V$3]" office:value-type="float" office:value="129.125" calcext:value-type="float">
            <text:p>129</text:p>
          </table:table-cell>
          <table:table-cell table:style-name="ce141" table:formula="of:=[.W$1]*[.W$2]^[.$A8]+[.$A8]*[.W$3]" office:value-type="float" office:value="-5.8" calcext:value-type="float">
            <text:p>-6</text:p>
          </table:table-cell>
          <table:table-cell table:style-name="ce142" table:formula="of:=[.U8]/[.D8]" office:value-type="percentage" office:value="0.300554890047689" calcext:value-type="percentage">
            <text:p>30%</text:p>
          </table:table-cell>
          <table:table-cell table:style-name="ce143" table:formula="of:=[.Y$1]*[.Y$2]^[.$A8]+[.$A8]*[.Y$3]" office:value-type="float" office:value="126" calcext:value-type="float">
            <text:p>126</text:p>
          </table:table-cell>
          <table:table-cell table:style-name="ce145" table:formula="of:=[.Z$1]*[.Z$2]^[.$A8]+[.$A8]*[.Z$3]" office:value-type="float" office:value="-18" calcext:value-type="float">
            <text:p>-18</text:p>
          </table:table-cell>
          <table:table-cell table:style-name="ce146" table:formula="of:=[.AA$1]*[.AA$2]^[.$A8]+[.$A8]*[.AA$3]" office:value-type="float" office:value="989.56" calcext:value-type="float">
            <text:p>990</text:p>
          </table:table-cell>
          <table:table-cell table:style-name="ce147" table:formula="of:=[.AB$1]*[.AB$2]^[.$A8]+[.$A8]*[.AB$3]" office:value-type="float" office:value="109.454" calcext:value-type="float">
            <text:p>109</text:p>
          </table:table-cell>
          <table:table-cell table:style-name="ce148" table:formula="of:=[.AC$1]*[.AC$2]^[.$A8]+[.$A8]*[.AC$3]" office:value-type="float" office:value="149.344" calcext:value-type="float">
            <text:p>149</text:p>
          </table:table-cell>
          <table:table-cell table:style-name="ce149" table:formula="of:=[.AD$1]*[.AD$2]^[.$A8]+[.$A8]*[.AD$3]" office:value-type="float" office:value="-137.9229" calcext:value-type="float">
            <text:p>-138</text:p>
          </table:table-cell>
          <table:table-cell table:style-name="ce150" table:formula="of:=[.AE$1]*[.AE$2]^[.$A8]+[.$A8]*[.AE$3]" office:value-type="float" office:value="788.48" calcext:value-type="float">
            <text:p>788</text:p>
          </table:table-cell>
          <table:table-cell table:style-name="ce151" table:formula="of:=[.AF$1]*[.AF$2]^[.$A8]+[.$A8]*[.AF$3]" office:value-type="float" office:value="95" calcext:value-type="float">
            <text:p>95</text:p>
          </table:table-cell>
          <table:table-cell table:style-name="ce152" table:formula="of:=[.AG$1]*[.AG$2]^[.$A8]+[.$A8]*[.AG$3]" office:value-type="float" office:value="706.25" calcext:value-type="float">
            <text:p>706</text:p>
          </table:table-cell>
          <table:table-cell table:style-name="ce153" table:formula="of:=[.AH$1]*[.AH$2]^[.$A8]+[.$A8]*[.AH$3]" office:value-type="float" office:value="176" calcext:value-type="float">
            <text:p>176</text:p>
          </table:table-cell>
          <table:table-cell table:style-name="ce154" table:formula="of:=[.AI$1]*[.AI$2]^[.$A8]+[.$A8]*[.AI$3]" office:value-type="float" office:value="1848.74" calcext:value-type="float">
            <text:p>1849</text:p>
          </table:table-cell>
          <table:table-cell table:style-name="ce155" table:formula="of:=[.AJ$1]*[.AJ$2]^[.$A8]+[.$A8]*[.AJ$3]" office:value-type="float" office:value="1215.36" calcext:value-type="float">
            <text:p>1215</text:p>
          </table:table-cell>
          <table:table-cell table:style-name="ce156" table:formula="of:=[.AK$1]*[.AK$2]^[.$A8]+[.$A8]*[.AK$3]" office:value-type="float" office:value="-8" calcext:value-type="float">
            <text:p>-8</text:p>
          </table:table-cell>
          <table:table-cell table:style-name="ce157" table:number-columns-repeated="987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table:style-name="ce99" table:formula="of:=[.B$1]*[.B$2]^[.$A9]+[.$A9]*[.B$3]" office:value-type="float" office:value="4.3192875" calcext:value-type="float">
            <text:p>4</text:p>
          </table:table-cell>
          <table:table-cell table:style-name="ce100" table:formula="of:=[.B9]*11" office:value-type="float" office:value="47.5121625" calcext:value-type="float">
            <text:p>48</text:p>
          </table:table-cell>
          <table:table-cell table:style-name="ce101" table:formula="of:=[.D$1]*[.D$2]^[.$A9]+[.$A9]*[.D$3]" office:value-type="float" office:value="90.847072" calcext:value-type="float">
            <text:p>91</text:p>
          </table:table-cell>
          <table:table-cell table:style-name="ce106" table:formula="of:=[.D9]*1.1" office:value-type="float" office:value="99.9317792" calcext:value-type="float">
            <text:p>100</text:p>
          </table:table-cell>
          <table:table-cell table:style-name="ce101" table:formula="of:=[.F$1]*[.F$2]^[.$A9]+[.$A9]*[.F$3]" office:value-type="float" office:value="214.36" calcext:value-type="float">
            <text:p>214</text:p>
          </table:table-cell>
          <table:table-cell table:style-name="ce111" table:formula="of:=[.G$1]*[.G$2]^[.$A9]+[.$A9]*[.G$3]" office:value-type="float" office:value="-44.232064" calcext:value-type="float">
            <text:p>-44</text:p>
          </table:table-cell>
          <table:table-cell table:style-name="ce116" table:formula="of:=([.F9]+IF([.G9]&gt;0;[.G9];0))/[.D9]" office:value-type="float" office:value="2.35956971733773" calcext:value-type="float">
            <text:p>2</text:p>
          </table:table-cell>
          <table:table-cell table:style-name="ce101" table:formula="of:=[.I$1]*[.I$2]^[.$A9]+[.$A9]*[.I$3]" office:value-type="float" office:value="13.886128" calcext:value-type="float">
            <text:p>14</text:p>
          </table:table-cell>
          <table:table-cell table:style-name="ce106" table:formula="of:=[.I9]*2.5" office:value-type="float" office:value="34.71532" calcext:value-type="float">
            <text:p>35</text:p>
          </table:table-cell>
          <table:table-cell table:style-name="ce119" table:formula="of:=[.K$1]*[.K$2]^[.$A9]+[.$A9]*[.K$3]" office:value-type="float" office:value="87.39" calcext:value-type="float">
            <text:p>87</text:p>
          </table:table-cell>
          <table:table-cell table:style-name="ce122" table:formula="of:=[.L$1]*[.L$2]^[.$A9]+[.$A9]*[.L$3]" office:value-type="float" office:value="-147.8125" calcext:value-type="float">
            <text:p>-148</text:p>
          </table:table-cell>
          <table:table-cell table:style-name="ce101" table:formula="of:=[.M$1]*[.M$2]^[.$A9]+[.$A9]*[.M$3]+2000" office:value-type="float" office:value="4830.1971234032" calcext:value-type="float">
            <text:p>4830</text:p>
          </table:table-cell>
          <table:table-cell table:style-name="ce101" table:formula="of:=[.N$1]*[.N$2]^[.$A9]+[.$A9]*[.N$3]" office:value-type="float" office:value="307.2" calcext:value-type="float">
            <text:p>307</text:p>
          </table:table-cell>
          <table:table-cell table:style-name="ce122" table:formula="of:=[.O$1]*[.O$2]^[.$A9]+[.$A9]*[.O$3]" office:value-type="float" office:value="-21.315" calcext:value-type="float">
            <text:p>-21</text:p>
          </table:table-cell>
          <table:table-cell table:style-name="ce101" table:formula="of:=[.P$1]*[.P$2]^[.$A9]+[.$A9]*[.P$3]" office:value-type="float" office:value="416666.592" calcext:value-type="float">
            <text:p>416667</text:p>
          </table:table-cell>
          <table:table-cell table:style-name="ce101" table:formula="of:=[.Q$1]*[.Q$2]^[.$A9]+[.$A9]*[.Q$3]" office:value-type="float" office:value="252016.047223194" calcext:value-type="float">
            <text:p>252016</text:p>
          </table:table-cell>
          <table:table-cell table:style-name="ce101" table:formula="of:=[.R$1]*[.R$2]^[.$A9]+[.$A9]*[.R$3]" office:value-type="float" office:value="178571.3909" calcext:value-type="float">
            <text:p>178571</text:p>
          </table:table-cell>
          <table:table-cell table:style-name="ce101" table:formula="of:=[.S$1]*[.S$2]^[.$A9]+[.$A9]*[.S$3]" office:value-type="float" office:value="138888.8613" calcext:value-type="float">
            <text:p>138889</text:p>
          </table:table-cell>
          <table:table-cell table:style-name="ce123" table:formula="of:=[.T$1]*[.T$2]^[.$A9]+[.$A9]*[.T$3]" office:value-type="float" office:value="113636.33446" calcext:value-type="float">
            <text:p>113636</text:p>
          </table:table-cell>
          <table:table-cell table:style-name="ce101" table:formula="of:=[.U$1]*[.U$2]^[.$A9]+[.$A9]*[.U$3]" office:value-type="float" office:value="28.482" calcext:value-type="float">
            <text:p>28</text:p>
          </table:table-cell>
          <table:table-cell table:style-name="ce101" table:formula="of:=[.V$1]*[.V$2]^[.$A9]+[.$A9]*[.V$3]" office:value-type="float" office:value="253.58125" calcext:value-type="float">
            <text:p>254</text:p>
          </table:table-cell>
          <table:table-cell table:style-name="ce141" table:formula="of:=[.W$1]*[.W$2]^[.$A9]+[.$A9]*[.W$3]" office:value-type="float" office:value="20.18" calcext:value-type="float">
            <text:p>20</text:p>
          </table:table-cell>
          <table:table-cell table:style-name="ce142" table:formula="of:=[.U9]/[.D9]" office:value-type="percentage" office:value="0.313515883043539" calcext:value-type="percentage">
            <text:p>31%</text:p>
          </table:table-cell>
          <table:table-cell table:style-name="ce143" table:formula="of:=[.Y$1]*[.Y$2]^[.$A9]+[.$A9]*[.Y$3]" office:value-type="float" office:value="378" calcext:value-type="float">
            <text:p>378</text:p>
          </table:table-cell>
          <table:table-cell table:style-name="ce145" table:formula="of:=[.Z$1]*[.Z$2]^[.$A9]+[.$A9]*[.Z$3]" office:value-type="float" office:value="53" calcext:value-type="float">
            <text:p>53</text:p>
          </table:table-cell>
          <table:table-cell table:style-name="ce146" table:formula="of:=[.AA$1]*[.AA$2]^[.$A9]+[.$A9]*[.AA$3]" office:value-type="float" office:value="1602.252" calcext:value-type="float">
            <text:p>1602</text:p>
          </table:table-cell>
          <table:table-cell table:style-name="ce147" table:formula="of:=[.AB$1]*[.AB$2]^[.$A9]+[.$A9]*[.AB$3]" office:value-type="float" office:value="223.9626" calcext:value-type="float">
            <text:p>224</text:p>
          </table:table-cell>
          <table:table-cell table:style-name="ce148" table:formula="of:=[.AC$1]*[.AC$2]^[.$A9]+[.$A9]*[.AC$3]" office:value-type="float" office:value="457.6416" calcext:value-type="float">
            <text:p>458</text:p>
          </table:table-cell>
          <table:table-cell table:style-name="ce149" table:formula="of:=[.AD$1]*[.AD$2]^[.$A9]+[.$A9]*[.AD$3]" office:value-type="float" office:value="-10.66847" calcext:value-type="float">
            <text:p>-11</text:p>
          </table:table-cell>
          <table:table-cell table:style-name="ce150" table:formula="of:=[.AE$1]*[.AE$2]^[.$A9]+[.$A9]*[.AE$3]" office:value-type="float" office:value="2523.136" calcext:value-type="float">
            <text:p>2523</text:p>
          </table:table-cell>
          <table:table-cell table:style-name="ce151" table:formula="of:=[.AF$1]*[.AF$2]^[.$A9]+[.$A9]*[.AF$3]" office:value-type="float" office:value="632.5" calcext:value-type="float">
            <text:p>633</text:p>
          </table:table-cell>
          <table:table-cell table:style-name="ce152" table:formula="of:=[.AG$1]*[.AG$2]^[.$A9]+[.$A9]*[.AG$3]" office:value-type="float" office:value="1671.875" calcext:value-type="float">
            <text:p>1672</text:p>
          </table:table-cell>
          <table:table-cell table:style-name="ce153" table:formula="of:=[.AH$1]*[.AH$2]^[.$A9]+[.$A9]*[.AH$3]" office:value-type="float" office:value="704" calcext:value-type="float">
            <text:p>704</text:p>
          </table:table-cell>
          <table:table-cell table:style-name="ce154" table:formula="of:=[.AI$1]*[.AI$2]^[.$A9]+[.$A9]*[.AI$3]" office:value-type="float" office:value="4662.354" calcext:value-type="float">
            <text:p>4662</text:p>
          </table:table-cell>
          <table:table-cell table:style-name="ce155" table:formula="of:=[.AJ$1]*[.AJ$2]^[.$A9]+[.$A9]*[.AJ$3]" office:value-type="float" office:value="2916.864" calcext:value-type="float">
            <text:p>2917</text:p>
          </table:table-cell>
          <table:table-cell table:style-name="ce156" table:formula="of:=[.AK$1]*[.AK$2]^[.$A9]+[.$A9]*[.AK$3]" office:value-type="float" office:value="366" calcext:value-type="float">
            <text:p>366</text:p>
          </table:table-cell>
          <table:table-cell table:style-name="ce157" table:number-columns-repeated="987"/>
        </table:table-row>
        <table:table-row table:style-name="ro1">
          <table:table-cell table:style-name="ce97" office:value-type="float" office:value="4" calcext:value-type="float">
            <text:p>4</text:p>
          </table:table-cell>
          <table:table-cell table:style-name="ce99" table:formula="of:=[.B$1]*[.B$2]^[.$A10]+[.$A10]*[.B$3]" office:value-type="float" office:value="5.97893125" calcext:value-type="float">
            <text:p>6</text:p>
          </table:table-cell>
          <table:table-cell table:style-name="ce100" table:formula="of:=[.B10]*11" office:value-type="float" office:value="65.76824375" calcext:value-type="float">
            <text:p>66</text:p>
          </table:table-cell>
          <table:table-cell table:style-name="ce101" table:formula="of:=[.D$1]*[.D$2]^[.$A10]+[.$A10]*[.D$3]" office:value-type="float" office:value="124.7859008" calcext:value-type="float">
            <text:p>125</text:p>
          </table:table-cell>
          <table:table-cell table:style-name="ce106" table:formula="of:=[.D10]*1.1" office:value-type="float" office:value="137.26449088" calcext:value-type="float">
            <text:p>137</text:p>
          </table:table-cell>
          <table:table-cell table:style-name="ce101" table:formula="of:=[.F$1]*[.F$2]^[.$A10]+[.$A10]*[.F$3]" office:value-type="float" office:value="441.284" calcext:value-type="float">
            <text:p>441</text:p>
          </table:table-cell>
          <table:table-cell table:style-name="ce112" table:formula="of:=[.G$1]*[.G$2]^[.$A10]+[.$A10]*[.G$3]" office:value-type="float" office:value="63.7051545599999" calcext:value-type="float">
            <text:p>64</text:p>
          </table:table-cell>
          <table:table-cell table:style-name="ce116" table:formula="of:=([.F10]+IF([.G10]&gt;0;[.G10];0))/[.D10]" office:value-type="float" office:value="4.04684464609002" calcext:value-type="float">
            <text:p>4</text:p>
          </table:table-cell>
          <table:table-cell table:style-name="ce101" table:formula="of:=[.I$1]*[.I$2]^[.$A10]+[.$A10]*[.I$3]" office:value-type="float" office:value="18.3519664" calcext:value-type="float">
            <text:p>18</text:p>
          </table:table-cell>
          <table:table-cell table:style-name="ce106" table:formula="of:=[.I10]*2.5" office:value-type="float" office:value="45.879916" calcext:value-type="float">
            <text:p>46</text:p>
          </table:table-cell>
          <table:table-cell table:style-name="ce101" table:formula="of:=[.K$1]*[.K$2]^[.$A10]+[.$A10]*[.K$3]" office:value-type="float" office:value="170.563" calcext:value-type="float">
            <text:p>171</text:p>
          </table:table-cell>
          <table:table-cell table:style-name="ce122" table:formula="of:=[.L$1]*[.L$2]^[.$A10]+[.$A10]*[.L$3]" office:value-type="float" office:value="-152.421875" calcext:value-type="float">
            <text:p>-152</text:p>
          </table:table-cell>
          <table:table-cell table:style-name="ce101" table:formula="of:=[.M$1]*[.M$2]^[.$A10]+[.$A10]*[.M$3]+2000" office:value-type="float" office:value="6584.91933991319" calcext:value-type="float">
            <text:p>6585</text:p>
          </table:table-cell>
          <table:table-cell table:style-name="ce101" table:formula="of:=[.N$1]*[.N$2]^[.$A10]+[.$A10]*[.N$3]" office:value-type="float" office:value="491.52" calcext:value-type="float">
            <text:p>492</text:p>
          </table:table-cell>
          <table:table-cell table:style-name="ce122" table:formula="of:=[.O$1]*[.O$2]^[.$A10]+[.$A10]*[.O$3]" office:value-type="float" office:value="28.48025" calcext:value-type="float">
            <text:p>28</text:p>
          </table:table-cell>
          <table:table-cell table:style-name="ce101" table:formula="of:=[.P$1]*[.P$2]^[.$A10]+[.$A10]*[.P$3]" office:value-type="float" office:value="2499999.552" calcext:value-type="float">
            <text:p>2500000</text:p>
          </table:table-cell>
          <table:table-cell table:style-name="ce101" table:formula="of:=[.Q$1]*[.Q$2]^[.$A10]+[.$A10]*[.Q$3]" office:value-type="float" office:value="1249999.59422704" calcext:value-type="float">
            <text:p>1250000</text:p>
          </table:table-cell>
          <table:table-cell table:style-name="ce101" table:formula="of:=[.R$1]*[.R$2]^[.$A10]+[.$A10]*[.R$3]" office:value-type="float" office:value="1249999.7363" calcext:value-type="float">
            <text:p>1250000</text:p>
          </table:table-cell>
          <table:table-cell table:style-name="ce101" table:formula="of:=[.S$1]*[.S$2]^[.$A10]+[.$A10]*[.S$3]" office:value-type="float" office:value="1249999.7517" calcext:value-type="float">
            <text:p>1250000</text:p>
          </table:table-cell>
          <table:table-cell table:style-name="ce123" table:formula="of:=[.T$1]*[.T$2]^[.$A10]+[.$A10]*[.T$3]" office:value-type="float" office:value="1249999.67906" calcext:value-type="float">
            <text:p>1250000</text:p>
          </table:table-cell>
          <table:table-cell table:style-name="ce101" table:formula="of:=[.U$1]*[.U$2]^[.$A10]+[.$A10]*[.U$3]" office:value-type="float" office:value="38.723" calcext:value-type="float">
            <text:p>39</text:p>
          </table:table-cell>
          <table:table-cell table:style-name="ce101" table:formula="of:=[.V$1]*[.V$2]^[.$A10]+[.$A10]*[.V$3]" office:value-type="float" office:value="501.6753125" calcext:value-type="float">
            <text:p>502</text:p>
          </table:table-cell>
          <table:table-cell table:style-name="ce141" table:formula="of:=[.W$1]*[.W$2]^[.$A10]+[.$A10]*[.W$3]" office:value-type="float" office:value="104.642" calcext:value-type="float">
            <text:p>105</text:p>
          </table:table-cell>
          <table:table-cell table:style-name="ce142" table:formula="of:=[.U10]/[.D10]" office:value-type="percentage" office:value="0.310315506413366" calcext:value-type="percentage">
            <text:p>31%</text:p>
          </table:table-cell>
          <table:table-cell table:style-name="ce143" table:formula="of:=[.Y$1]*[.Y$2]^[.$A10]+[.$A10]*[.Y$3]" office:value-type="float" office:value="1134" calcext:value-type="float">
            <text:p>1134</text:p>
          </table:table-cell>
          <table:table-cell table:style-name="ce145" table:formula="of:=[.Z$1]*[.Z$2]^[.$A10]+[.$A10]*[.Z$3]" office:value-type="float" office:value="412" calcext:value-type="float">
            <text:p>412</text:p>
          </table:table-cell>
          <table:table-cell table:style-name="ce146" table:formula="of:=[.AA$1]*[.AA$2]^[.$A10]+[.$A10]*[.AA$3]" office:value-type="float" office:value="2503.8284" calcext:value-type="float">
            <text:p>2504</text:p>
          </table:table-cell>
          <table:table-cell table:style-name="ce147" table:formula="of:=[.AB$1]*[.AB$2]^[.$A10]+[.$A10]*[.AB$3]" office:value-type="float" office:value="459.52894" calcext:value-type="float">
            <text:p>460</text:p>
          </table:table-cell>
          <table:table-cell table:style-name="ce148" table:formula="of:=[.AC$1]*[.AC$2]^[.$A10]+[.$A10]*[.AC$3]" office:value-type="float" office:value="1584.60224" calcext:value-type="float">
            <text:p>1585</text:p>
          </table:table-cell>
          <table:table-cell table:style-name="ce149" table:formula="of:=[.AD$1]*[.AD$2]^[.$A10]+[.$A10]*[.AD$3]" office:value-type="float" office:value="879.725579" calcext:value-type="float">
            <text:p>880</text:p>
          </table:table-cell>
          <table:table-cell table:style-name="ce150" table:formula="of:=[.AE$1]*[.AE$2]^[.$A10]+[.$A10]*[.AE$3]" office:value-type="float" office:value="8074.0352" calcext:value-type="float">
            <text:p>8074</text:p>
          </table:table-cell>
          <table:table-cell table:style-name="ce151" table:formula="of:=[.AF$1]*[.AF$2]^[.$A10]+[.$A10]*[.AF$3]" office:value-type="float" office:value="2701.25" calcext:value-type="float">
            <text:p>2701</text:p>
          </table:table-cell>
          <table:table-cell table:style-name="ce152" table:formula="of:=[.AG$1]*[.AG$2]^[.$A10]+[.$A10]*[.AG$3]" office:value-type="float" office:value="4551.5625" calcext:value-type="float">
            <text:p>4552</text:p>
          </table:table-cell>
          <table:table-cell table:style-name="ce153" table:formula="of:=[.AH$1]*[.AH$2]^[.$A10]+[.$A10]*[.AH$3]" office:value-type="float" office:value="2816" calcext:value-type="float">
            <text:p>2816</text:p>
          </table:table-cell>
          <table:table-cell table:style-name="ce154" table:formula="of:=[.AI$1]*[.AI$2]^[.$A10]+[.$A10]*[.AI$3]" office:value-type="float" office:value="11285.9434" calcext:value-type="float">
            <text:p>11286</text:p>
          </table:table-cell>
          <table:table-cell table:style-name="ce155" table:formula="of:=[.AJ$1]*[.AJ$2]^[.$A10]+[.$A10]*[.AJ$3]" office:value-type="float" office:value="7000.4736" calcext:value-type="float">
            <text:p>7000</text:p>
          </table:table-cell>
          <table:table-cell table:style-name="ce156" table:formula="of:=[.AK$1]*[.AK$2]^[.$A10]+[.$A10]*[.AK$3]" office:value-type="float" office:value="1748" calcext:value-type="float">
            <text:p>1748</text:p>
          </table:table-cell>
          <table:table-cell table:style-name="ce157" table:number-columns-repeated="987"/>
        </table:table-row>
        <table:table-row table:style-name="ro1">
          <table:table-cell table:style-name="ce97" office:value-type="float" office:value="5" calcext:value-type="float">
            <text:p>5</text:p>
          </table:table-cell>
          <table:table-cell table:style-name="ce99" table:formula="of:=[.B$1]*[.B$2]^[.$A11]+[.$A11]*[.B$3]" office:value-type="float" office:value="7.968396875" calcext:value-type="float">
            <text:p>8</text:p>
          </table:table-cell>
          <table:table-cell table:style-name="ce100" table:formula="of:=[.B11]*11" office:value-type="float" office:value="87.652365625" calcext:value-type="float">
            <text:p>88</text:p>
          </table:table-cell>
          <table:table-cell table:style-name="ce101" table:formula="of:=[.D$1]*[.D$2]^[.$A11]+[.$A11]*[.D$3]" office:value-type="float" office:value="167.50026112" calcext:value-type="float">
            <text:p>168</text:p>
          </table:table-cell>
          <table:table-cell table:style-name="ce106" table:formula="of:=[.D11]*1.1" office:value-type="float" office:value="184.250287232" calcext:value-type="float">
            <text:p>184</text:p>
          </table:table-cell>
          <table:table-cell table:style-name="ce101" table:formula="of:=[.F$1]*[.F$2]^[.$A11]+[.$A11]*[.F$3]" office:value-type="float" office:value="890.4396" calcext:value-type="float">
            <text:p>890</text:p>
          </table:table-cell>
          <table:table-cell table:style-name="ce112" table:formula="of:=[.G$1]*[.G$2]^[.$A11]+[.$A11]*[.G$3]" office:value-type="float" office:value="352.0621029376" calcext:value-type="float">
            <text:p>352</text:p>
          </table:table-cell>
          <table:table-cell table:style-name="ce116" table:formula="of:=([.F11]+IF([.G11]&gt;0;[.G11];0))/[.D11]" office:value-type="float" office:value="7.4179090505862" calcext:value-type="float">
            <text:p>7</text:p>
          </table:table-cell>
          <table:table-cell table:style-name="ce101" table:formula="of:=[.I$1]*[.I$2]^[.$A11]+[.$A11]*[.I$3]" office:value-type="float" office:value="23.25755632" calcext:value-type="float">
            <text:p>23</text:p>
          </table:table-cell>
          <table:table-cell table:style-name="ce106" table:formula="of:=[.I11]*2.5" office:value-type="float" office:value="58.1438908" calcext:value-type="float">
            <text:p>58</text:p>
          </table:table-cell>
          <table:table-cell table:style-name="ce101" table:formula="of:=[.K$1]*[.K$2]^[.$A11]+[.$A11]*[.K$3]" office:value-type="float" office:value="325.9571" calcext:value-type="float">
            <text:p>326</text:p>
          </table:table-cell>
          <table:table-cell table:style-name="ce122" table:formula="of:=[.L$1]*[.L$2]^[.$A11]+[.$A11]*[.L$3]" office:value-type="float" office:value="-96.73828125" calcext:value-type="float">
            <text:p>-97</text:p>
          </table:table-cell>
          <table:table-cell table:style-name="ce101" table:formula="of:=[.M$1]*[.M$2]^[.$A11]+[.$A11]*[.M$3]+2000" office:value-type="float" office:value="9427.56933065936" calcext:value-type="float">
            <text:p>9428</text:p>
          </table:table-cell>
          <table:table-cell table:style-name="ce101" table:formula="of:=[.N$1]*[.N$2]^[.$A11]+[.$A11]*[.N$3]" office:value-type="float" office:value="786.432" calcext:value-type="float">
            <text:p>786</text:p>
          </table:table-cell>
          <table:table-cell table:style-name="ce122" table:formula="of:=[.O$1]*[.O$2]^[.$A11]+[.$A11]*[.O$3]" office:value-type="float" office:value="154.1924125" calcext:value-type="float">
            <text:p>154</text:p>
          </table:table-cell>
          <table:table-cell table:style-name="ce101" table:number-columns-repeated="4"/>
          <table:table-cell table:style-name="ce123"/>
          <table:table-cell table:style-name="ce101" table:formula="of:=[.U$1]*[.U$2]^[.$A11]+[.$A11]*[.U$3]" office:value-type="float" office:value="50.0845" calcext:value-type="float">
            <text:p>50</text:p>
          </table:table-cell>
          <table:table-cell table:style-name="ce101" table:formula="of:=[.V$1]*[.V$2]^[.$A11]+[.$A11]*[.V$3]" office:value-type="float" office:value="978.499328125" calcext:value-type="float">
            <text:p>978</text:p>
          </table:table-cell>
          <table:table-cell table:style-name="ce112" table:formula="of:=[.W$1]*[.W$2]^[.$A11]+[.$A11]*[.W$3]" office:value-type="float" office:value="300.2198" calcext:value-type="float">
            <text:p>300</text:p>
          </table:table-cell>
          <table:table-cell table:style-name="ce142" table:formula="of:=[.U11]/[.D11]" office:value-type="percentage" office:value="0.299011474161934" calcext:value-type="percentage">
            <text:p>30%</text:p>
          </table:table-cell>
          <table:table-cell table:style-name="ce143" table:formula="of:=[.Y$1]*[.Y$2]^[.$A11]+[.$A11]*[.Y$3]" office:value-type="float" office:value="3402" calcext:value-type="float">
            <text:p>3402</text:p>
          </table:table-cell>
          <table:table-cell table:style-name="ce145" table:formula="of:=[.Z$1]*[.Z$2]^[.$A11]+[.$A11]*[.Z$3]" office:value-type="float" office:value="1923" calcext:value-type="float">
            <text:p>1923</text:p>
          </table:table-cell>
          <table:table-cell table:style-name="ce146" table:formula="of:=[.AA$1]*[.AA$2]^[.$A11]+[.$A11]*[.AA$3]" office:value-type="float" office:value="3896.50828" calcext:value-type="float">
            <text:p>3897</text:p>
          </table:table-cell>
          <table:table-cell table:style-name="ce147" table:formula="of:=[.AB$1]*[.AB$2]^[.$A11]+[.$A11]*[.AB$3]" office:value-type="float" office:value="925.104986" calcext:value-type="float">
            <text:p>925</text:p>
          </table:table-cell>
          <table:table-cell table:style-name="ce148" table:formula="of:=[.AC$1]*[.AC$2]^[.$A11]+[.$A11]*[.AC$3]" office:value-type="float" office:value="5904.348736" calcext:value-type="float">
            <text:p>5904</text:p>
          </table:table-cell>
          <table:table-cell table:style-name="ce149" table:formula="of:=[.AD$1]*[.AD$2]^[.$A11]+[.$A11]*[.AD$3]" office:value-type="float" office:value="5051.6199897" calcext:value-type="float">
            <text:p>5052</text:p>
          </table:table-cell>
          <table:table-cell table:style-name="ce150" table:formula="of:=[.AE$1]*[.AE$2]^[.$A11]+[.$A11]*[.AE$3]" office:value-type="float" office:value="25836.91264" calcext:value-type="float">
            <text:p>25837</text:p>
          </table:table-cell>
          <table:table-cell table:style-name="ce151" table:formula="of:=[.AF$1]*[.AF$2]^[.$A11]+[.$A11]*[.AF$3]" office:value-type="float" office:value="10129.375" calcext:value-type="float">
            <text:p>10129</text:p>
          </table:table-cell>
          <table:table-cell table:style-name="ce152" table:formula="of:=[.AG$1]*[.AG$2]^[.$A11]+[.$A11]*[.AG$3]" office:value-type="float" office:value="14130.46875" calcext:value-type="float">
            <text:p>14130</text:p>
          </table:table-cell>
          <table:table-cell table:style-name="ce153" table:formula="of:=[.AH$1]*[.AH$2]^[.$A11]+[.$A11]*[.AH$3]" office:value-type="float" office:value="11264" calcext:value-type="float">
            <text:p>11264</text:p>
          </table:table-cell>
          <table:table-cell table:style-name="ce154" table:formula="of:=[.AI$1]*[.AI$2]^[.$A11]+[.$A11]*[.AI$3]" office:value-type="float" office:value="25910.48114" calcext:value-type="float">
            <text:p>25910</text:p>
          </table:table-cell>
          <table:table-cell table:style-name="ce155" table:formula="of:=[.AJ$1]*[.AJ$2]^[.$A11]+[.$A11]*[.AJ$3]" office:value-type="float" office:value="16801.13664" calcext:value-type="float">
            <text:p>16801</text:p>
          </table:table-cell>
          <table:table-cell table:style-name="ce156" table:formula="of:=[.AK$1]*[.AK$2]^[.$A11]+[.$A11]*[.AK$3]" office:value-type="float" office:value="6154" calcext:value-type="float">
            <text:p>6154</text:p>
          </table:table-cell>
          <table:table-cell table:style-name="ce157" table:number-columns-repeated="987"/>
        </table:table-row>
        <table:table-row table:style-name="ro1">
          <table:table-cell table:style-name="ce97" office:value-type="float" office:value="6" calcext:value-type="float">
            <text:p>6</text:p>
          </table:table-cell>
          <table:table-cell table:style-name="ce99" table:formula="of:=[.B$1]*[.B$2]^[.$A12]+[.$A12]*[.B$3]" office:value-type="float" office:value="10.4525953125" calcext:value-type="float">
            <text:p>10</text:p>
          </table:table-cell>
          <table:table-cell table:style-name="ce100" table:formula="of:=[.B12]*11" office:value-type="float" office:value="114.9785484375" calcext:value-type="float">
            <text:p>115</text:p>
          </table:table-cell>
          <table:table-cell table:style-name="ce101" table:formula="of:=[.D$1]*[.D$2]^[.$A12]+[.$A12]*[.D$3]" office:value-type="float" office:value="222.500365568" calcext:value-type="float">
            <text:p>223</text:p>
          </table:table-cell>
          <table:table-cell table:style-name="ce106" table:formula="of:=[.D12]*1.1" office:value-type="float" office:value="244.7504021248" calcext:value-type="float">
            <text:p>245</text:p>
          </table:table-cell>
          <table:table-cell table:style-name="ce101" table:formula="of:=[.F$1]*[.F$2]^[.$A12]+[.$A12]*[.F$3]" office:value-type="float" office:value="1761.83524" calcext:value-type="float">
            <text:p>1762</text:p>
          </table:table-cell>
          <table:table-cell table:style-name="ce112" table:formula="of:=[.G$1]*[.G$2]^[.$A12]+[.$A12]*[.G$3]" office:value-type="float" office:value="994.041721757696" calcext:value-type="float">
            <text:p>994</text:p>
          </table:table-cell>
          <table:table-cell table:style-name="ce116" table:formula="of:=([.F12]+IF([.G12]&gt;0;[.G12];0))/[.D12]" office:value-type="float" office:value="12.3859435229353" calcext:value-type="float">
            <text:p>12</text:p>
          </table:table-cell>
          <table:table-cell table:style-name="ce101" table:formula="of:=[.I$1]*[.I$2]^[.$A12]+[.$A12]*[.I$3]" office:value-type="float" office:value="28.734823216" calcext:value-type="float">
            <text:p>29</text:p>
          </table:table-cell>
          <table:table-cell table:style-name="ce106" table:formula="of:=[.I12]*2.5" office:value-type="float" office:value="71.83705804" calcext:value-type="float">
            <text:p>72</text:p>
          </table:table-cell>
          <table:table-cell table:style-name="ce101" table:formula="of:=[.K$1]*[.K$2]^[.$A12]+[.$A12]*[.K$3]" office:value-type="float" office:value="604.12707" calcext:value-type="float">
            <text:p>604</text:p>
          </table:table-cell>
          <table:table-cell table:style-name="ce122" table:formula="of:=[.L$1]*[.L$2]^[.$A12]+[.$A12]*[.L$3]" office:value-type="float" office:value="64.4580078125" calcext:value-type="float">
            <text:p>64</text:p>
          </table:table-cell>
          <table:table-cell table:style-name="ce101" table:formula="of:=[.M$1]*[.M$2]^[.$A12]+[.$A12]*[.M$3]+2000" office:value-type="float" office:value="14032.6623156682" calcext:value-type="float">
            <text:p>14033</text:p>
          </table:table-cell>
          <table:table-cell table:style-name="ce101" table:formula="of:=[.N$1]*[.N$2]^[.$A12]+[.$A12]*[.N$3]" office:value-type="float" office:value="1258.2912" calcext:value-type="float">
            <text:p>1258</text:p>
          </table:table-cell>
          <table:table-cell table:style-name="ce122" table:formula="of:=[.O$1]*[.O$2]^[.$A12]+[.$A12]*[.O$3]" office:value-type="float" office:value="405.167480625" calcext:value-type="float">
            <text:p>405</text:p>
          </table:table-cell>
          <table:table-cell table:style-name="ce101" table:number-columns-repeated="4"/>
          <table:table-cell table:style-name="ce123"/>
          <table:table-cell table:style-name="ce101" table:formula="of:=[.U$1]*[.U$2]^[.$A12]+[.$A12]*[.U$3]" office:value-type="float" office:value="63.12675" calcext:value-type="float">
            <text:p>63</text:p>
          </table:table-cell>
          <table:table-cell table:style-name="ce101" table:formula="of:=[.V$1]*[.V$2]^[.$A12]+[.$A12]*[.V$3]" office:value-type="float" office:value="1878.47375703125" calcext:value-type="float">
            <text:p>1878</text:p>
          </table:table-cell>
          <table:table-cell table:style-name="ce112" table:formula="of:=[.W$1]*[.W$2]^[.$A12]+[.$A12]*[.W$3]" office:value-type="float" office:value="706.91762" calcext:value-type="float">
            <text:p>707</text:p>
          </table:table-cell>
          <table:table-cell table:style-name="ce142" table:formula="of:=[.U12]/[.D12]" office:value-type="percentage" office:value="0.283715264192262" calcext:value-type="percentage">
            <text:p>28%</text:p>
          </table:table-cell>
          <table:table-cell table:style-name="ce143" table:formula="of:=[.Y$1]*[.Y$2]^[.$A12]+[.$A12]*[.Y$3]" office:value-type="float" office:value="10206" calcext:value-type="float">
            <text:p>10206</text:p>
          </table:table-cell>
          <table:table-cell table:style-name="ce145" table:formula="of:=[.Z$1]*[.Z$2]^[.$A12]+[.$A12]*[.Z$3]" office:value-type="float" office:value="8042" calcext:value-type="float">
            <text:p>8042</text:p>
          </table:table-cell>
          <table:table-cell table:style-name="ce146" table:formula="of:=[.AA$1]*[.AA$2]^[.$A12]+[.$A12]*[.AA$3]" office:value-type="float" office:value="6124.064076" calcext:value-type="float">
            <text:p>6124</text:p>
          </table:table-cell>
          <table:table-cell table:style-name="ce147" table:formula="of:=[.AB$1]*[.AB$2]^[.$A12]+[.$A12]*[.AB$3]" office:value-type="float" office:value="1827.6994734" calcext:value-type="float">
            <text:p>1828</text:p>
          </table:table-cell>
          <table:table-cell table:style-name="ce148" table:formula="of:=[.AC$1]*[.AC$2]^[.$A12]+[.$A12]*[.AC$3]" office:value-type="float" office:value="22675.9600704" calcext:value-type="float">
            <text:p>22676</text:p>
          </table:table-cell>
          <table:table-cell table:style-name="ce149" table:formula="of:=[.AD$1]*[.AD$2]^[.$A12]+[.$A12]*[.AD$3]" office:value-type="float" office:value="23333.96595571" calcext:value-type="float">
            <text:p>23334</text:p>
          </table:table-cell>
          <table:table-cell table:style-name="ce150" table:formula="of:=[.AE$1]*[.AE$2]^[.$A12]+[.$A12]*[.AE$3]" office:value-type="float" office:value="82678.120448" calcext:value-type="float">
            <text:p>82678</text:p>
          </table:table-cell>
          <table:table-cell table:style-name="ce151" table:formula="of:=[.AF$1]*[.AF$2]^[.$A12]+[.$A12]*[.AF$3]" office:value-type="float" office:value="36315.3125" calcext:value-type="float">
            <text:p>36315</text:p>
          </table:table-cell>
          <table:table-cell table:style-name="ce152" table:formula="of:=[.AG$1]*[.AG$2]^[.$A12]+[.$A12]*[.AG$3]" office:value-type="float" office:value="47156.640625" calcext:value-type="float">
            <text:p>47157</text:p>
          </table:table-cell>
          <table:table-cell table:style-name="ce153" table:formula="of:=[.AH$1]*[.AH$2]^[.$A12]+[.$A12]*[.AH$3]" office:value-type="float" office:value="45056" calcext:value-type="float">
            <text:p>45056</text:p>
          </table:table-cell>
          <table:table-cell table:style-name="ce154" table:formula="of:=[.AI$1]*[.AI$2]^[.$A12]+[.$A12]*[.AI$3]" office:value-type="float" office:value="57337.010394" calcext:value-type="float">
            <text:p>57337</text:p>
          </table:table-cell>
          <table:table-cell table:style-name="ce155" table:formula="of:=[.AJ$1]*[.AJ$2]^[.$A12]+[.$A12]*[.AJ$3]" office:value-type="float" office:value="40322.727936" calcext:value-type="float">
            <text:p>40323</text:p>
          </table:table-cell>
          <table:table-cell table:style-name="ce156" table:formula="of:=[.AK$1]*[.AK$2]^[.$A12]+[.$A12]*[.AK$3]" office:value-type="float" office:value="19632" calcext:value-type="float">
            <text:p>19632</text:p>
          </table:table-cell>
          <table:table-cell table:style-name="ce157" table:number-columns-repeated="987"/>
        </table:table-row>
        <table:table-row table:style-name="ro1">
          <table:table-cell table:style-name="ce97" office:value-type="float" office:value="7" calcext:value-type="float">
            <text:p>7</text:p>
          </table:table-cell>
          <table:table-cell table:style-name="ce99" table:formula="of:=[.B$1]*[.B$2]^[.$A13]+[.$A13]*[.B$3]" office:value-type="float" office:value="13.67889296875" calcext:value-type="float">
            <text:p>14</text:p>
          </table:table-cell>
          <table:table-cell table:style-name="ce100" table:formula="of:=[.B13]*11" office:value-type="float" office:value="150.46782265625" calcext:value-type="float">
            <text:p>150</text:p>
          </table:table-cell>
          <table:table-cell table:style-name="ce101" table:formula="of:=[.D$1]*[.D$2]^[.$A13]+[.$A13]*[.D$3]" office:value-type="float" office:value="294.7005117952" calcext:value-type="float">
            <text:p>295</text:p>
          </table:table-cell>
          <table:table-cell table:style-name="ce106" table:formula="of:=[.D13]*1.1" office:value-type="float" office:value="324.17056297472" calcext:value-type="float">
            <text:p>324</text:p>
          </table:table-cell>
          <table:table-cell table:style-name="ce101" table:formula="of:=[.F$1]*[.F$2]^[.$A13]+[.$A13]*[.F$3]" office:value-type="float" office:value="3435.486956" calcext:value-type="float">
            <text:p>3435</text:p>
          </table:table-cell>
          <table:table-cell table:style-name="ce112" table:formula="of:=[.G$1]*[.G$2]^[.$A13]+[.$A13]*[.G$3]" office:value-type="float" office:value="2329.12177464508" calcext:value-type="float">
            <text:p>2329</text:p>
          </table:table-cell>
          <table:table-cell table:style-name="ce116" table:formula="of:=([.F13]+IF([.G13]&gt;0;[.G13];0))/[.D13]" office:value-type="float" office:value="19.5609050541831" calcext:value-type="float">
            <text:p>20</text:p>
          </table:table-cell>
          <table:table-cell table:style-name="ce101" table:formula="of:=[.I$1]*[.I$2]^[.$A13]+[.$A13]*[.I$3]" office:value-type="float" office:value="34.9552701808" calcext:value-type="float">
            <text:p>35</text:p>
          </table:table-cell>
          <table:table-cell table:style-name="ce106" table:formula="of:=[.I13]*2.5" office:value-type="float" office:value="87.388175452" calcext:value-type="float">
            <text:p>87</text:p>
          </table:table-cell>
          <table:table-cell table:style-name="ce101" table:formula="of:=[.K$1]*[.K$2]^[.$A13]+[.$A13]*[.K$3]" office:value-type="float" office:value="1091.016019" calcext:value-type="float">
            <text:p>1091</text:p>
          </table:table-cell>
          <table:table-cell table:style-name="ce123" table:formula="of:=[.L$1]*[.L$2]^[.$A13]+[.$A13]*[.L$3]" office:value-type="float" office:value="410.301513671875" calcext:value-type="float">
            <text:p>410</text:p>
          </table:table-cell>
          <table:table-cell table:style-name="ce101" table:formula="of:=[.M$1]*[.M$2]^[.$A13]+[.$A13]*[.M$3]+2000" office:value-type="float" office:value="21492.9129513824" calcext:value-type="float">
            <text:p>21493</text:p>
          </table:table-cell>
          <table:table-cell table:style-name="ce101" table:formula="of:=[.N$1]*[.N$2]^[.$A13]+[.$A13]*[.N$3]" office:value-type="float" office:value="2013.26592" calcext:value-type="float">
            <text:p>2013</text:p>
          </table:table-cell>
          <table:table-cell table:style-name="ce123" table:formula="of:=[.O$1]*[.O$2]^[.$A13]+[.$A13]*[.O$3]" office:value-type="float" office:value="862.82634303125" calcext:value-type="float">
            <text:p>863</text:p>
          </table:table-cell>
          <table:table-cell table:style-name="ce101" table:number-columns-repeated="4"/>
          <table:table-cell table:style-name="ce123"/>
          <table:table-cell table:style-name="ce101" table:formula="of:=[.U$1]*[.U$2]^[.$A13]+[.$A13]*[.U$3]" office:value-type="float" office:value="78.690125" calcext:value-type="float">
            <text:p>79</text:p>
          </table:table-cell>
          <table:table-cell table:style-name="ce101" table:formula="of:=[.V$1]*[.V$2]^[.$A13]+[.$A13]*[.V$3]" office:value-type="float" office:value="3561.27645050781" calcext:value-type="float">
            <text:p>3561</text:p>
          </table:table-cell>
          <table:table-cell table:style-name="ce112" table:formula="of:=[.W$1]*[.W$2]^[.$A13]+[.$A13]*[.W$3]" office:value-type="float" office:value="1514.743478" calcext:value-type="float">
            <text:p>1515</text:p>
          </table:table-cell>
          <table:table-cell table:style-name="ce142" table:formula="of:=[.U13]/[.D13]" office:value-type="percentage" office:value="0.267017266175246" calcext:value-type="percentage">
            <text:p>27%</text:p>
          </table:table-cell>
          <table:table-cell table:style-name="ce143" table:formula="of:=[.Y$1]*[.Y$2]^[.$A13]+[.$A13]*[.Y$3]" office:value-type="float" office:value="30618" calcext:value-type="float">
            <text:p>30618</text:p>
          </table:table-cell>
          <table:table-cell table:style-name="ce145" table:formula="of:=[.Z$1]*[.Z$2]^[.$A13]+[.$A13]*[.Z$3]" office:value-type="float" office:value="32593" calcext:value-type="float">
            <text:p>32593</text:p>
          </table:table-cell>
          <table:table-cell table:style-name="ce146" table:formula="of:=[.AA$1]*[.AA$2]^[.$A13]+[.$A13]*[.AA$3]" office:value-type="float" office:value="9770.90892920001" calcext:value-type="float">
            <text:p>9771</text:p>
          </table:table-cell>
          <table:table-cell table:style-name="ce147" table:formula="of:=[.AB$1]*[.AB$2]^[.$A13]+[.$A13]*[.AB$3]" office:value-type="float" office:value="3560.62899946" calcext:value-type="float">
            <text:p>3561</text:p>
          </table:table-cell>
          <table:table-cell table:style-name="ce148" table:formula="of:=[.AC$1]*[.AC$2]^[.$A13]+[.$A13]*[.AC$3]" office:value-type="float" office:value="88009.84427456" calcext:value-type="float">
            <text:p>88010</text:p>
          </table:table-cell>
          <table:table-cell table:style-name="ce149" table:formula="of:=[.AD$1]*[.AD$2]^[.$A13]+[.$A13]*[.AD$3]" office:value-type="float" office:value="102291.253609553" calcext:value-type="float">
            <text:p>102291</text:p>
          </table:table-cell>
          <table:table-cell table:style-name="ce150" table:formula="of:=[.AE$1]*[.AE$2]^[.$A13]+[.$A13]*[.AE$3]" office:value-type="float" office:value="264569.9854336" calcext:value-type="float">
            <text:p>264570</text:p>
          </table:table-cell>
          <table:table-cell table:style-name="ce151" table:formula="of:=[.AF$1]*[.AF$2]^[.$A13]+[.$A13]*[.AF$3]" office:value-type="float" office:value="128153.59375" calcext:value-type="float">
            <text:p>128154</text:p>
          </table:table-cell>
          <table:table-cell table:style-name="ce152" table:formula="of:=[.AG$1]*[.AG$2]^[.$A13]+[.$A13]*[.AG$3]" office:value-type="float" office:value="162248.2421875" calcext:value-type="float">
            <text:p>162248</text:p>
          </table:table-cell>
          <table:table-cell table:style-name="ce153" table:formula="of:=[.AH$1]*[.AH$2]^[.$A13]+[.$A13]*[.AH$3]" office:value-type="float" office:value="180224" calcext:value-type="float">
            <text:p>180224</text:p>
          </table:table-cell>
          <table:table-cell table:style-name="ce154" table:formula="of:=[.AI$1]*[.AI$2]^[.$A13]+[.$A13]*[.AI$3]" office:value-type="float" office:value="124047.7218274" calcext:value-type="float">
            <text:p>124048</text:p>
          </table:table-cell>
          <table:table-cell table:style-name="ce155" table:formula="of:=[.AJ$1]*[.AJ$2]^[.$A13]+[.$A13]*[.AJ$3]" office:value-type="float" office:value="96774.5470464" calcext:value-type="float">
            <text:p>96775</text:p>
          </table:table-cell>
          <table:table-cell table:style-name="ce156" table:formula="of:=[.AK$1]*[.AK$2]^[.$A13]+[.$A13]*[.AK$3]" office:value-type="float" office:value="60326" calcext:value-type="float">
            <text:p>60326</text:p>
          </table:table-cell>
          <table:table-cell table:style-name="ce157" table:number-columns-repeated="987"/>
        </table:table-row>
        <table:table-row table:style-name="ro1">
          <table:table-cell table:style-name="ce97" office:value-type="float" office:value="8" calcext:value-type="float">
            <text:p>8</text:p>
          </table:table-cell>
          <table:table-cell table:style-name="ce99" table:formula="of:=[.B$1]*[.B$2]^[.$A14]+[.$A14]*[.B$3]" office:value-type="float" office:value="18.018339453125" calcext:value-type="float">
            <text:p>18</text:p>
          </table:table-cell>
          <table:table-cell table:style-name="ce100" table:formula="of:=[.B14]*11" office:value-type="float" office:value="198.201733984375" calcext:value-type="float">
            <text:p>198</text:p>
          </table:table-cell>
          <table:table-cell table:style-name="ce101" table:formula="of:=[.D$1]*[.D$2]^[.$A14]+[.$A14]*[.D$3]" office:value-type="float" office:value="390.98071651328" calcext:value-type="float">
            <text:p>391</text:p>
          </table:table-cell>
          <table:table-cell table:style-name="ce106" table:formula="of:=[.D14]*1.1" office:value-type="float" office:value="430.078788164608" calcext:value-type="float">
            <text:p>430</text:p>
          </table:table-cell>
          <table:table-cell table:style-name="ce101" table:formula="of:=[.F$1]*[.F$2]^[.$A14]+[.$A14]*[.F$3]" office:value-type="float" office:value="6633.4252164" calcext:value-type="float">
            <text:p>6633</text:p>
          </table:table-cell>
          <table:table-cell table:style-name="ce112" table:formula="of:=[.G$1]*[.G$2]^[.$A14]+[.$A14]*[.G$3]" office:value-type="float" office:value="5022.67867830436" calcext:value-type="float">
            <text:p>5023</text:p>
          </table:table-cell>
          <table:table-cell table:style-name="ce116" table:formula="of:=([.F14]+IF([.G14]&gt;0;[.G14];0))/[.D14]" office:value-type="float" office:value="29.8124777064509" calcext:value-type="float">
            <text:p>30</text:p>
          </table:table-cell>
          <table:table-cell table:style-name="ce101" table:formula="of:=[.I$1]*[.I$2]^[.$A14]+[.$A14]*[.I$3]" office:value-type="float" office:value="42.14185123504" calcext:value-type="float">
            <text:p>42</text:p>
          </table:table-cell>
          <table:table-cell table:style-name="ce106" table:formula="of:=[.I14]*2.5" office:value-type="float" office:value="105.3546280876" calcext:value-type="float">
            <text:p>105</text:p>
          </table:table-cell>
          <table:table-cell table:style-name="ce101" table:formula="of:=[.K$1]*[.K$2]^[.$A14]+[.$A14]*[.K$3]" office:value-type="float" office:value="1932.7272323" calcext:value-type="float">
            <text:p>1933</text:p>
          </table:table-cell>
          <table:table-cell table:style-name="ce123" table:formula="of:=[.L$1]*[.L$2]^[.$A14]+[.$A14]*[.L$3]" office:value-type="float" office:value="1079.27764892578" calcext:value-type="float">
            <text:p>1079</text:p>
          </table:table-cell>
          <table:table-cell table:style-name="ce101" table:formula="of:=[.M$1]*[.M$2]^[.$A14]+[.$A14]*[.M$3]+2000" office:value-type="float" office:value="33578.5189812395" calcext:value-type="float">
            <text:p>33579</text:p>
          </table:table-cell>
          <table:table-cell table:style-name="ce101" table:formula="of:=[.N$1]*[.N$2]^[.$A14]+[.$A14]*[.N$3]" office:value-type="float" office:value="3221.225472" calcext:value-type="float">
            <text:p>3221</text:p>
          </table:table-cell>
          <table:table-cell table:style-name="ce123" table:formula="of:=[.O$1]*[.O$2]^[.$A14]+[.$A14]*[.O$3]" office:value-type="float" office:value="1661.51346600156" calcext:value-type="float">
            <text:p>1662</text:p>
          </table:table-cell>
          <table:table-cell table:style-name="ce101" table:number-columns-repeated="4"/>
          <table:table-cell table:style-name="ce123"/>
          <table:table-cell table:style-name="ce101" table:formula="of:=[.U$1]*[.U$2]^[.$A14]+[.$A14]*[.U$3]" office:value-type="float" office:value="98.0351875" calcext:value-type="float">
            <text:p>98</text:p>
          </table:table-cell>
          <table:table-cell table:style-name="ce101" table:formula="of:=[.V$1]*[.V$2]^[.$A14]+[.$A14]*[.V$3]" office:value-type="float" office:value="6692.31143343946" calcext:value-type="float">
            <text:p>6692</text:p>
          </table:table-cell>
          <table:table-cell table:style-name="ce112" table:formula="of:=[.W$1]*[.W$2]^[.$A14]+[.$A14]*[.W$3]" office:value-type="float" office:value="3084.7126082" calcext:value-type="float">
            <text:p>3085</text:p>
          </table:table-cell>
          <table:table-cell table:style-name="ce142" table:formula="of:=[.U14]/[.D14]" office:value-type="percentage" office:value="0.250741745972196" calcext:value-type="percentage">
            <text:p>25%</text:p>
          </table:table-cell>
          <table:table-cell table:style-name="ce143" table:formula="of:=[.Y$1]*[.Y$2]^[.$A14]+[.$A14]*[.Y$3]" office:value-type="float" office:value="91854" calcext:value-type="float">
            <text:p>91854</text:p>
          </table:table-cell>
          <table:table-cell table:style-name="ce145" table:formula="of:=[.Z$1]*[.Z$2]^[.$A14]+[.$A14]*[.Z$3]" office:value-type="float" office:value="130872" calcext:value-type="float">
            <text:p>130872</text:p>
          </table:table-cell>
          <table:table-cell table:style-name="ce146" table:formula="of:=[.AA$1]*[.AA$2]^[.$A14]+[.$A14]*[.AA$3]" office:value-type="float" office:value="15830.54517964" calcext:value-type="float">
            <text:p>15831</text:p>
          </table:table-cell>
          <table:table-cell table:style-name="ce147" table:formula="of:=[.AB$1]*[.AB$2]^[.$A14]+[.$A14]*[.AB$3]" office:value-type="float" office:value="6871.195098974" calcext:value-type="float">
            <text:p>6871</text:p>
          </table:table-cell>
          <table:table-cell table:style-name="ce148" table:formula="of:=[.AC$1]*[.AC$2]^[.$A14]+[.$A14]*[.AC$3]" office:value-type="float" office:value="342736.592670784" calcext:value-type="float">
            <text:p>342737</text:p>
          </table:table-cell>
          <table:table-cell table:style-name="ce149" table:formula="of:=[.AD$1]*[.AD$2]^[.$A14]+[.$A14]*[.AD$3]" office:value-type="float" office:value="442150.790521078" calcext:value-type="float">
            <text:p>442151</text:p>
          </table:table-cell>
          <table:table-cell table:style-name="ce150" table:formula="of:=[.AE$1]*[.AE$2]^[.$A14]+[.$A14]*[.AE$3]" office:value-type="float" office:value="846623.95338752" calcext:value-type="float">
            <text:p>846624</text:p>
          </table:table-cell>
          <table:table-cell table:style-name="ce151" table:formula="of:=[.AF$1]*[.AF$2]^[.$A14]+[.$A14]*[.AF$3]" office:value-type="float" office:value="449775.078125" calcext:value-type="float">
            <text:p>449775</text:p>
          </table:table-cell>
          <table:table-cell table:style-name="ce152" table:formula="of:=[.AG$1]*[.AG$2]^[.$A14]+[.$A14]*[.AG$3]" office:value-type="float" office:value="564568.84765625" calcext:value-type="float">
            <text:p>564569</text:p>
          </table:table-cell>
          <table:table-cell table:style-name="ce153" table:formula="of:=[.AH$1]*[.AH$2]^[.$A14]+[.$A14]*[.AH$3]" office:value-type="float" office:value="720896" calcext:value-type="float">
            <text:p>720896</text:p>
          </table:table-cell>
          <table:table-cell table:style-name="ce154" table:formula="of:=[.AI$1]*[.AI$2]^[.$A14]+[.$A14]*[.AI$3]" office:value-type="float" office:value="264855.21583754" calcext:value-type="float">
            <text:p>264855</text:p>
          </table:table-cell>
          <table:table-cell table:style-name="ce155" table:formula="of:=[.AJ$1]*[.AJ$2]^[.$A14]+[.$A14]*[.AJ$3]" office:value-type="float" office:value="232258.91291136" calcext:value-type="float">
            <text:p>232259</text:p>
          </table:table-cell>
          <table:table-cell table:style-name="ce156" table:formula="of:=[.AK$1]*[.AK$2]^[.$A14]+[.$A14]*[.AK$3]" office:value-type="float" office:value="182668" calcext:value-type="float">
            <text:p>182668</text:p>
          </table:table-cell>
          <table:table-cell table:style-name="ce157" table:number-columns-repeated="987"/>
        </table:table-row>
        <table:table-row table:style-name="ro1">
          <table:table-cell table:style-name="ce97" office:value-type="float" office:value="9" calcext:value-type="float">
            <text:p>9</text:p>
          </table:table-cell>
          <table:table-cell table:style-name="ce99" table:formula="of:=[.B$1]*[.B$2]^[.$A15]+[.$A15]*[.B$3]" office:value-type="float" office:value="24.0275091796875" calcext:value-type="float">
            <text:p>24</text:p>
          </table:table-cell>
          <table:table-cell table:style-name="ce100" table:formula="of:=[.B15]*11" office:value-type="float" office:value="264.302600976562" calcext:value-type="float">
            <text:p>264</text:p>
          </table:table-cell>
          <table:table-cell table:style-name="ce101" table:formula="of:=[.D$1]*[.D$2]^[.$A15]+[.$A15]*[.D$3]" office:value-type="float" office:value="520.973003118592" calcext:value-type="float">
            <text:p>521</text:p>
          </table:table-cell>
          <table:table-cell table:style-name="ce106" table:formula="of:=[.D15]*1.1" office:value-type="float" office:value="573.070303430451" calcext:value-type="float">
            <text:p>573</text:p>
          </table:table-cell>
          <table:table-cell table:style-name="ce101" table:formula="of:=[.F$1]*[.F$2]^[.$A15]+[.$A15]*[.F$3]" office:value-type="float" office:value="12727.50791116" calcext:value-type="float">
            <text:p>12728</text:p>
          </table:table-cell>
          <table:table-cell table:style-name="ce112" table:formula="of:=[.G$1]*[.G$2]^[.$A15]+[.$A15]*[.G$3]" office:value-type="float" office:value="10378.8502094766" calcext:value-type="float">
            <text:p>10379</text:p>
          </table:table-cell>
          <table:table-cell table:style-name="ce116" table:formula="of:=([.F15]+IF([.G15]&gt;0;[.G15];0))/[.D15]" office:value-type="float" office:value="44.3523138095828" calcext:value-type="float">
            <text:p>44</text:p>
          </table:table-cell>
          <table:table-cell table:style-name="ce101" table:formula="of:=[.I$1]*[.I$2]^[.$A15]+[.$A15]*[.I$3]" office:value-type="float" office:value="50.584406605552" calcext:value-type="float">
            <text:p>51</text:p>
          </table:table-cell>
          <table:table-cell table:style-name="ce106" table:formula="of:=[.I15]*2.5" office:value-type="float" office:value="126.46101651388" calcext:value-type="float">
            <text:p>126</text:p>
          </table:table-cell>
          <table:table-cell table:style-name="ce101" table:formula="of:=[.K$1]*[.K$2]^[.$A15]+[.$A15]*[.K$3]" office:value-type="float" office:value="3377.63629491" calcext:value-type="float">
            <text:p>3378</text:p>
          </table:table-cell>
          <table:table-cell table:style-name="ce123" table:formula="of:=[.L$1]*[.L$2]^[.$A15]+[.$A15]*[.L$3]" office:value-type="float" office:value="2313.73588562012" calcext:value-type="float">
            <text:p>2314</text:p>
          </table:table-cell>
          <table:table-cell table:style-name="ce101" table:formula="of:=[.M$1]*[.M$2]^[.$A15]+[.$A15]*[.M$3]+2000" office:value-type="float" office:value="53157.200749608" calcext:value-type="float">
            <text:p>53157</text:p>
          </table:table-cell>
          <table:table-cell table:style-name="ce101" table:formula="of:=[.N$1]*[.N$2]^[.$A15]+[.$A15]*[.N$3]" office:value-type="float" office:value="5153.9607552" calcext:value-type="float">
            <text:p>5154</text:p>
          </table:table-cell>
          <table:table-cell table:style-name="ce123" table:formula="of:=[.O$1]*[.O$2]^[.$A15]+[.$A15]*[.O$3]" office:value-type="float" office:value="3022.89721890258" calcext:value-type="float">
            <text:p>3023</text:p>
          </table:table-cell>
          <table:table-cell table:style-name="ce101" table:number-columns-repeated="4"/>
          <table:table-cell table:style-name="ce123"/>
          <table:table-cell table:style-name="ce101" table:formula="of:=[.U$1]*[.U$2]^[.$A15]+[.$A15]*[.U$3]" office:value-type="float" office:value="123.05278125" calcext:value-type="float">
            <text:p>123</text:p>
          </table:table-cell>
          <table:table-cell table:style-name="ce101" table:formula="of:=[.V$1]*[.V$2]^[.$A15]+[.$A15]*[.V$3]" office:value-type="float" office:value="12502.576151863" calcext:value-type="float">
            <text:p>12503</text:p>
          </table:table-cell>
          <table:table-cell table:style-name="ce112" table:formula="of:=[.W$1]*[.W$2]^[.$A15]+[.$A15]*[.W$3]" office:value-type="float" office:value="6102.75395558" calcext:value-type="float">
            <text:p>6103</text:p>
          </table:table-cell>
          <table:table-cell table:style-name="ce142" table:formula="of:=[.U15]/[.D15]" office:value-type="percentage" office:value="0.23619799973011" calcext:value-type="percentage">
            <text:p>24%</text:p>
          </table:table-cell>
          <table:table-cell table:style-name="ce143"/>
          <table:table-cell table:style-name="ce145"/>
          <table:table-cell table:style-name="ce146" table:formula="of:=[.AA$1]*[.AA$2]^[.$A15]+[.$A15]*[.AA$3]" office:value-type="float" office:value="25991.926805388" calcext:value-type="float">
            <text:p>25992</text:p>
          </table:table-cell>
          <table:table-cell table:style-name="ce147" table:formula="of:=[.AB$1]*[.AB$2]^[.$A15]+[.$A15]*[.AB$3]" office:value-type="float" office:value="13179.2706880506" calcext:value-type="float">
            <text:p>13179</text:p>
          </table:table-cell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7" table:number-columns-repeated="988"/>
        </table:table-row>
        <table:table-row table:style-name="ro1">
          <table:table-cell table:style-name="ce97" office:value-type="float" office:value="10" calcext:value-type="float">
            <text:p>10</text:p>
          </table:table-cell>
          <table:table-cell table:style-name="ce99" table:formula="of:=[.B$1]*[.B$2]^[.$A16]+[.$A16]*[.B$3]" office:value-type="float" office:value="32.5412637695313" calcext:value-type="float">
            <text:p>33</text:p>
          </table:table-cell>
          <table:table-cell table:style-name="ce100" table:formula="of:=[.B16]*11" office:value-type="float" office:value="357.953901464844" calcext:value-type="float">
            <text:p>358</text:p>
          </table:table-cell>
          <table:table-cell table:style-name="ce101" table:formula="of:=[.D$1]*[.D$2]^[.$A16]+[.$A16]*[.D$3]" office:value-type="float" office:value="698.162204366028" calcext:value-type="float">
            <text:p>698</text:p>
          </table:table-cell>
          <table:table-cell table:style-name="ce106" table:formula="of:=[.D16]*1.1" office:value-type="float" office:value="767.978424802631" calcext:value-type="float">
            <text:p>768</text:p>
          </table:table-cell>
          <table:table-cell table:style-name="ce101" table:formula="of:=[.F$1]*[.F$2]^[.$A16]+[.$A16]*[.F$3]" office:value-type="float" office:value="24324.265031204" calcext:value-type="float">
            <text:p>24324</text:p>
          </table:table-cell>
          <table:table-cell table:style-name="ce112" table:formula="of:=[.G$1]*[.G$2]^[.$A16]+[.$A16]*[.G$3]" office:value-type="float" office:value="20953.746410574" calcext:value-type="float">
            <text:p>20954</text:p>
          </table:table-cell>
          <table:table-cell table:style-name="ce116" table:formula="of:=([.F16]+IF([.G16]&gt;0;[.G16];0))/[.D16]" office:value-type="float" office:value="64.8531403714314" calcext:value-type="float">
            <text:p>65</text:p>
          </table:table-cell>
          <table:table-cell table:style-name="ce101" table:formula="of:=[.I$1]*[.I$2]^[.$A16]+[.$A16]*[.I$3]" office:value-type="float" office:value="60.6597285872176" calcext:value-type="float">
            <text:p>61</text:p>
          </table:table-cell>
          <table:table-cell table:style-name="ce106" table:formula="of:=[.I16]*2.5" office:value-type="float" office:value="151.649321468044" calcext:value-type="float">
            <text:p>152</text:p>
          </table:table-cell>
          <table:table-cell table:style-name="ce101" table:formula="of:=[.K$1]*[.K$2]^[.$A16]+[.$A16]*[.K$3]" office:value-type="float" office:value="5847.98170134701" calcext:value-type="float">
            <text:p>5848</text:p>
          </table:table-cell>
          <table:table-cell table:style-name="ce123" table:formula="of:=[.L$1]*[.L$2]^[.$A16]+[.$A16]*[.L$3]" office:value-type="float" office:value="4537.78779983521" calcext:value-type="float">
            <text:p>4538</text:p>
          </table:table-cell>
          <table:table-cell table:style-name="ce101" table:formula="of:=[.M$1]*[.M$2]^[.$A16]+[.$A16]*[.M$3]+2000" office:value-type="float" office:value="84874.665214365" calcext:value-type="float">
            <text:p>84875</text:p>
          </table:table-cell>
          <table:table-cell table:style-name="ce101" table:formula="of:=[.N$1]*[.N$2]^[.$A16]+[.$A16]*[.N$3]" office:value-type="float" office:value="8246.33720832001" calcext:value-type="float">
            <text:p>8246</text:p>
          </table:table-cell>
          <table:table-cell table:style-name="ce123" table:formula="of:=[.O$1]*[.O$2]^[.$A16]+[.$A16]*[.O$3]" office:value-type="float" office:value="5312.73041118925" calcext:value-type="float">
            <text:p>5313</text:p>
          </table:table-cell>
          <table:table-cell table:style-name="ce101" table:number-columns-repeated="4"/>
          <table:table-cell table:style-name="ce123"/>
          <table:table-cell table:style-name="ce101" table:formula="of:=[.U$1]*[.U$2]^[.$A16]+[.$A16]*[.U$3]" office:value-type="float" office:value="156.579171875" calcext:value-type="float">
            <text:p>157</text:p>
          </table:table-cell>
          <table:table-cell table:style-name="ce101" table:formula="of:=[.V$1]*[.V$2]^[.$A16]+[.$A16]*[.V$3]" office:value-type="float" office:value="23269.4158809465" calcext:value-type="float">
            <text:p>23269</text:p>
          </table:table-cell>
          <table:table-cell table:style-name="ce112" table:formula="of:=[.W$1]*[.W$2]^[.$A16]+[.$A16]*[.W$3]" office:value-type="float" office:value="11872.132515602" calcext:value-type="float">
            <text:p>11872</text:p>
          </table:table-cell>
          <table:table-cell table:style-name="ce142" table:formula="of:=[.U16]/[.D16]" office:value-type="percentage" office:value="0.224273343494988" calcext:value-type="percentage">
            <text:p>22%</text:p>
          </table:table-cell>
          <table:table-cell table:style-name="ce143"/>
          <table:table-cell table:style-name="ce145"/>
          <table:table-cell table:style-name="ce146" table:formula="of:=[.AA$1]*[.AA$2]^[.$A16]+[.$A16]*[.AA$3]" office:value-type="float" office:value="43126.2755691597" calcext:value-type="float">
            <text:p>43126</text:p>
          </table:table-cell>
          <table:table-cell table:style-name="ce147" table:formula="of:=[.AB$1]*[.AB$2]^[.$A16]+[.$A16]*[.AB$3]" office:value-type="float" office:value="25182.6143072961" calcext:value-type="float">
            <text:p>25183</text:p>
          </table:table-cell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7" table:number-columns-repeated="988"/>
        </table:table-row>
        <table:table-row table:style-name="ro1">
          <table:table-cell table:style-name="ce97" office:value-type="float" office:value="11" calcext:value-type="float">
            <text:p>11</text:p>
          </table:table-cell>
          <table:table-cell table:style-name="ce99" table:formula="of:=[.B$1]*[.B$2]^[.$A17]+[.$A17]*[.B$3]" office:value-type="float" office:value="44.8118956542969" calcext:value-type="float">
            <text:p>45</text:p>
          </table:table-cell>
          <table:table-cell table:style-name="ce100" table:formula="of:=[.B17]*11" office:value-type="float" office:value="492.930852197266" calcext:value-type="float">
            <text:p>493</text:p>
          </table:table-cell>
          <table:table-cell table:style-name="ce101" table:formula="of:=[.D$1]*[.D$2]^[.$A17]+[.$A17]*[.D$3]" office:value-type="float" office:value="941.42708611244" calcext:value-type="float">
            <text:p>941</text:p>
          </table:table-cell>
          <table:table-cell table:style-name="ce106" table:formula="of:=[.D17]*1.1" office:value-type="float" office:value="1035.56979472368" calcext:value-type="float">
            <text:p>1036</text:p>
          </table:table-cell>
          <table:table-cell table:style-name="ce101" table:formula="of:=[.F$1]*[.F$2]^[.$A17]+[.$A17]*[.F$3]" office:value-type="float" office:value="46376.1035592876" calcext:value-type="float">
            <text:p>46376</text:p>
          </table:table-cell>
          <table:table-cell table:style-name="ce112" table:formula="of:=[.G$1]*[.G$2]^[.$A17]+[.$A17]*[.G$3]" office:value-type="float" office:value="41757.3429647251" calcext:value-type="float">
            <text:p>41757</text:p>
          </table:table-cell>
          <table:table-cell table:style-name="ce116" table:formula="of:=([.F17]+IF([.G17]&gt;0;[.G17];0))/[.D17]" office:value-type="float" office:value="93.616858728756" calcext:value-type="float">
            <text:p>94</text:p>
          </table:table-cell>
          <table:table-cell table:style-name="ce101" table:formula="of:=[.I$1]*[.I$2]^[.$A17]+[.$A17]*[.I$3]" office:value-type="float" office:value="72.8576471633829" calcext:value-type="float">
            <text:p>73</text:p>
          </table:table-cell>
          <table:table-cell table:style-name="ce106" table:formula="of:=[.I17]*2.5" office:value-type="float" office:value="182.144117908457" calcext:value-type="float">
            <text:p>182</text:p>
          </table:table-cell>
          <table:table-cell table:style-name="ce101" table:formula="of:=[.K$1]*[.K$2]^[.$A17]+[.$A17]*[.K$3]" office:value-type="float" office:value="10061.5688922899" calcext:value-type="float">
            <text:p>10062</text:p>
          </table:table-cell>
          <table:table-cell table:style-name="ce123" table:formula="of:=[.L$1]*[.L$2]^[.$A17]+[.$A17]*[.L$3]" office:value-type="float" office:value="8493.62864971161" calcext:value-type="float">
            <text:p>8494</text:p>
          </table:table-cell>
          <table:table-cell table:style-name="ce101" table:formula="of:=[.M$1]*[.M$2]^[.$A17]+[.$A17]*[.M$3]+2000" office:value-type="float" office:value="136256.957647271" calcext:value-type="float">
            <text:p>136257</text:p>
          </table:table-cell>
          <table:table-cell table:style-name="ce101" table:formula="of:=[.N$1]*[.N$2]^[.$A17]+[.$A17]*[.N$3]" office:value-type="float" office:value="13194.139533312" calcext:value-type="float">
            <text:p>13194</text:p>
          </table:table-cell>
          <table:table-cell table:style-name="ce123" table:formula="of:=[.O$1]*[.O$2]^[.$A17]+[.$A17]*[.O$3]" office:value-type="float" office:value="9134.50517846226" calcext:value-type="float">
            <text:p>9135</text:p>
          </table:table-cell>
          <table:table-cell table:style-name="ce101" table:number-columns-repeated="4"/>
          <table:table-cell table:style-name="ce123"/>
          <table:table-cell table:style-name="ce101" table:formula="of:=[.U$1]*[.U$2]^[.$A17]+[.$A17]*[.U$3]" office:value-type="float" office:value="202.8687578125" calcext:value-type="float">
            <text:p>203</text:p>
          </table:table-cell>
          <table:table-cell table:style-name="ce101" table:formula="of:=[.V$1]*[.V$2]^[.$A17]+[.$A17]*[.V$3]" office:value-type="float" office:value="43205.9193797511" calcext:value-type="float">
            <text:p>43206</text:p>
          </table:table-cell>
          <table:table-cell table:style-name="ce112" table:formula="of:=[.W$1]*[.W$2]^[.$A17]+[.$A17]*[.W$3]" office:value-type="float" office:value="22869.0517796438" calcext:value-type="float">
            <text:p>22869</text:p>
          </table:table-cell>
          <table:table-cell table:style-name="ce142" table:formula="of:=[.U17]/[.D17]" office:value-type="percentage" office:value="0.215490674535649" calcext:value-type="percentage">
            <text:p>22%</text:p>
          </table:table-cell>
          <table:table-cell table:style-name="ce143"/>
          <table:table-cell table:style-name="ce145"/>
          <table:table-cell table:style-name="ce146" table:formula="of:=[.AA$1]*[.AA$2]^[.$A17]+[.$A17]*[.AA$3]" office:value-type="float" office:value="72114.6684675714" calcext:value-type="float">
            <text:p>72115</text:p>
          </table:table-cell>
          <table:table-cell table:style-name="ce147" table:formula="of:=[.AB$1]*[.AB$2]^[.$A17]+[.$A17]*[.AB$3]" office:value-type="float" office:value="48006.9671838626" calcext:value-type="float">
            <text:p>48007</text:p>
          </table:table-cell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7" table:number-columns-repeated="988"/>
        </table:table-row>
        <table:table-row table:style-name="ro1">
          <table:table-cell table:style-name="ce97" office:value-type="float" office:value="12" calcext:value-type="float">
            <text:p>12</text:p>
          </table:table-cell>
          <table:table-cell table:style-name="ce99" table:formula="of:=[.B$1]*[.B$2]^[.$A18]+[.$A18]*[.B$3]" office:value-type="float" office:value="62.7178434814453" calcext:value-type="float">
            <text:p>63</text:p>
          </table:table-cell>
          <table:table-cell table:style-name="ce100" table:formula="of:=[.B18]*11" office:value-type="float" office:value="689.896278295899" calcext:value-type="float">
            <text:p>690</text:p>
          </table:table-cell>
          <table:table-cell table:style-name="ce101" table:formula="of:=[.D$1]*[.D$2]^[.$A18]+[.$A18]*[.D$3]" office:value-type="float" office:value="1277.19792055742" calcext:value-type="float">
            <text:p>1277</text:p>
          </table:table-cell>
          <table:table-cell table:style-name="ce106" table:formula="of:=[.D18]*1.1" office:value-type="float" office:value="1404.91771261316" calcext:value-type="float">
            <text:p>1405</text:p>
          </table:table-cell>
          <table:table-cell table:style-name="ce101" table:formula="of:=[.F$1]*[.F$2]^[.$A18]+[.$A18]*[.F$3]" office:value-type="float" office:value="88292.5967626464" calcext:value-type="float">
            <text:p>88293</text:p>
          </table:table-cell>
          <table:table-cell table:style-name="ce112" table:formula="of:=[.G$1]*[.G$2]^[.$A18]+[.$A18]*[.G$3]" office:value-type="float" office:value="82609.1922108613" calcext:value-type="float">
            <text:p>82609</text:p>
          </table:table-cell>
          <table:table-cell table:style-name="ce116" table:formula="of:=([.F18]+IF([.G18]&gt;0;[.G18];0))/[.D18]" office:value-type="float" office:value="133.809949282504" calcext:value-type="float">
            <text:p>134</text:p>
          </table:table-cell>
          <table:table-cell table:style-name="ce101" table:formula="of:=[.I$1]*[.I$2]^[.$A18]+[.$A18]*[.I$3]" office:value-type="float" office:value="87.8149413123978" calcext:value-type="float">
            <text:p>88</text:p>
          </table:table-cell>
          <table:table-cell table:style-name="ce106" table:formula="of:=[.I18]*2.5" office:value-type="float" office:value="219.537353280994" calcext:value-type="float">
            <text:p>220</text:p>
          </table:table-cell>
          <table:table-cell table:style-name="ce101" table:formula="of:=[.K$1]*[.K$2]^[.$A18]+[.$A18]*[.K$3]" office:value-type="float" office:value="17238.6671168929" calcext:value-type="float">
            <text:p>17239</text:p>
          </table:table-cell>
          <table:table-cell table:style-name="ce123" table:formula="of:=[.L$1]*[.L$2]^[.$A18]+[.$A18]*[.L$3]" office:value-type="float" office:value="15480.1001369953" calcext:value-type="float">
            <text:p>15480</text:p>
          </table:table-cell>
          <table:table-cell table:style-name="ce101" table:formula="of:=[.M$1]*[.M$2]^[.$A18]+[.$A18]*[.M$3]+2000" office:value-type="float" office:value="219496.27138858" calcext:value-type="float">
            <text:p>219496</text:p>
          </table:table-cell>
          <table:table-cell table:style-name="ce101" table:formula="of:=[.N$1]*[.N$2]^[.$A18]+[.$A18]*[.N$3]" office:value-type="float" office:value="21110.6232532992" calcext:value-type="float">
            <text:p>21111</text:p>
          </table:table-cell>
          <table:table-cell table:style-name="ce123" table:formula="of:=[.O$1]*[.O$2]^[.$A18]+[.$A18]*[.O$3]" office:value-type="float" office:value="15483.9835444627" calcext:value-type="float">
            <text:p>15484</text:p>
          </table:table-cell>
          <table:table-cell table:style-name="ce101" table:number-columns-repeated="4"/>
          <table:table-cell table:style-name="ce123"/>
          <table:table-cell table:style-name="ce101" table:formula="of:=[.U$1]*[.U$2]^[.$A18]+[.$A18]*[.U$3]" office:value-type="float" office:value="268.30313671875" calcext:value-type="float">
            <text:p>268</text:p>
          </table:table-cell>
          <table:table-cell table:style-name="ce101" table:formula="of:=[.V$1]*[.V$2]^[.$A18]+[.$A18]*[.V$3]" office:value-type="float" office:value="80106.3008525395" calcext:value-type="float">
            <text:p>80106</text:p>
          </table:table-cell>
          <table:table-cell table:style-name="ce112" table:formula="of:=[.W$1]*[.W$2]^[.$A18]+[.$A18]*[.W$3]" office:value-type="float" office:value="43798.2983813232" calcext:value-type="float">
            <text:p>43798</text:p>
          </table:table-cell>
          <table:table-cell table:style-name="ce142" table:formula="of:=[.U18]/[.D18]" office:value-type="percentage" office:value="0.210071698677408" calcext:value-type="percentage">
            <text:p>21%</text:p>
          </table:table-cell>
          <table:table-cell table:style-name="ce143"/>
          <table:table-cell table:style-name="ce145"/>
          <table:table-cell table:style-name="ce146" table:formula="of:=[.AA$1]*[.AA$2]^[.$A18]+[.$A18]*[.AA$3]" office:value-type="float" office:value="121254.936394871" calcext:value-type="float">
            <text:p>121255</text:p>
          </table:table-cell>
          <table:table-cell table:style-name="ce147" table:formula="of:=[.AB$1]*[.AB$2]^[.$A18]+[.$A18]*[.AB$3]" office:value-type="float" office:value="91391.237649339" calcext:value-type="float">
            <text:p>91391</text:p>
          </table:table-cell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7" table:number-columns-repeated="988"/>
        </table:table-row>
        <table:table-row table:style-name="ro1">
          <table:table-cell table:style-name="ce97" office:value-type="float" office:value="13" calcext:value-type="float">
            <text:p>13</text:p>
          </table:table-cell>
          <table:table-cell table:style-name="ce99" table:formula="of:=[.B$1]*[.B$2]^[.$A19]+[.$A19]*[.B$3]" office:value-type="float" office:value="89.076765222168" calcext:value-type="float">
            <text:p>89</text:p>
          </table:table-cell>
          <table:table-cell table:style-name="ce100" table:formula="of:=[.B19]*11" office:value-type="float" office:value="979.844417443848" calcext:value-type="float">
            <text:p>980</text:p>
          </table:table-cell>
          <table:table-cell table:style-name="ce101" table:formula="of:=[.D$1]*[.D$2]^[.$A19]+[.$A19]*[.D$3]" office:value-type="float" office:value="1742.47708878038" calcext:value-type="float">
            <text:p>1742</text:p>
          </table:table-cell>
          <table:table-cell table:style-name="ce106" table:formula="of:=[.D19]*1.1" office:value-type="float" office:value="1916.72479765842" calcext:value-type="float">
            <text:p>1917</text:p>
          </table:table-cell>
          <table:table-cell table:style-name="ce101" table:formula="of:=[.F$1]*[.F$2]^[.$A19]+[.$A19]*[.F$3]" office:value-type="float" office:value="167951.933849028" calcext:value-type="float">
            <text:p>167952</text:p>
          </table:table-cell>
          <table:table-cell table:style-name="ce112" table:formula="of:=[.G$1]*[.G$2]^[.$A19]+[.$A19]*[.G$3]" office:value-type="float" office:value="162755.616733288" calcext:value-type="float">
            <text:p>162756</text:p>
          </table:table-cell>
          <table:table-cell table:style-name="ce116" table:formula="of:=([.F19]+IF([.G19]&gt;0;[.G19];0))/[.D19]" office:value-type="float" office:value="189.791620625434" calcext:value-type="float">
            <text:p>190</text:p>
          </table:table-cell>
          <table:table-cell table:style-name="ce101" table:formula="of:=[.I$1]*[.I$2]^[.$A19]+[.$A19]*[.I$3]" office:value-type="float" office:value="106.359423706117" calcext:value-type="float">
            <text:p>106</text:p>
          </table:table-cell>
          <table:table-cell table:style-name="ce106" table:formula="of:=[.I19]*2.5" office:value-type="float" office:value="265.898559265293" calcext:value-type="float">
            <text:p>266</text:p>
          </table:table-cell>
          <table:table-cell table:style-name="ce101" table:formula="of:=[.K$1]*[.K$2]^[.$A19]+[.$A19]*[.K$3]" office:value-type="float" office:value="29453.7340987178" calcext:value-type="float">
            <text:p>29454</text:p>
          </table:table-cell>
          <table:table-cell table:style-name="ce123" table:formula="of:=[.L$1]*[.L$2]^[.$A19]+[.$A19]*[.L$3]" office:value-type="float" office:value="27770.1752397418" calcext:value-type="float">
            <text:p>27770</text:p>
          </table:table-cell>
          <table:table-cell table:style-name="ce101" table:formula="of:=[.M$1]*[.M$2]^[.$A19]+[.$A19]*[.M$3]+2000" office:value-type="float" office:value="354343.959649499" calcext:value-type="float">
            <text:p>354344</text:p>
          </table:table-cell>
          <table:table-cell table:style-name="ce101" table:formula="of:=[.N$1]*[.N$2]^[.$A19]+[.$A19]*[.N$3]" office:value-type="float" office:value="33776.9972052787" calcext:value-type="float">
            <text:p>33777</text:p>
          </table:table-cell>
          <table:table-cell table:style-name="ce123" table:formula="of:=[.O$1]*[.O$2]^[.$A19]+[.$A19]*[.O$3]" office:value-type="float" office:value="26004.1728483635" calcext:value-type="float">
            <text:p>26004</text:p>
          </table:table-cell>
          <table:table-cell table:style-name="ce101" table:number-columns-repeated="4"/>
          <table:table-cell table:style-name="ce123"/>
          <table:table-cell table:style-name="ce101" table:formula="of:=[.U$1]*[.U$2]^[.$A19]+[.$A19]*[.U$3]" office:value-type="float" office:value="362.454705078125" calcext:value-type="float">
            <text:p>362</text:p>
          </table:table-cell>
          <table:table-cell table:style-name="ce101" table:formula="of:=[.V$1]*[.V$2]^[.$A19]+[.$A19]*[.V$3]" office:value-type="float" office:value="148389.856577198" calcext:value-type="float">
            <text:p>148390</text:p>
          </table:table-cell>
          <table:table-cell table:style-name="ce112" table:formula="of:=[.W$1]*[.W$2]^[.$A19]+[.$A19]*[.W$3]" office:value-type="float" office:value="83598.9669245141" calcext:value-type="float">
            <text:p>83599</text:p>
          </table:table-cell>
          <table:table-cell table:style-name="ce142" table:formula="of:=[.U19]/[.D19]" office:value-type="percentage" office:value="0.208011174099178" calcext:value-type="percentage">
            <text:p>21%</text:p>
          </table:table-cell>
          <table:table-cell table:style-name="ce143"/>
          <table:table-cell table:style-name="ce145"/>
          <table:table-cell table:style-name="ce146" table:formula="of:=[.AA$1]*[.AA$2]^[.$A19]+[.$A19]*[.AA$3]" office:value-type="float" office:value="204653.391871281" calcext:value-type="float">
            <text:p>204653</text:p>
          </table:table-cell>
          <table:table-cell table:style-name="ce147" table:formula="of:=[.AB$1]*[.AB$2]^[.$A19]+[.$A19]*[.AB$3]" office:value-type="float" office:value="173839.351533744" calcext:value-type="float">
            <text:p>173839</text:p>
          </table:table-cell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7" table:number-columns-repeated="988"/>
        </table:table-row>
        <table:table-row table:style-name="ro1">
          <table:table-cell table:style-name="ce97" office:value-type="float" office:value="14" calcext:value-type="float">
            <text:p>14</text:p>
          </table:table-cell>
          <table:table-cell table:style-name="ce99" table:formula="of:=[.B$1]*[.B$2]^[.$A20]+[.$A20]*[.B$3]" office:value-type="float" office:value="128.115147833252" calcext:value-type="float">
            <text:p>128</text:p>
          </table:table-cell>
          <table:table-cell table:style-name="ce100" table:formula="of:=[.B20]*11" office:value-type="float" office:value="1409.26662616577" calcext:value-type="float">
            <text:p>1409</text:p>
          </table:table-cell>
          <table:table-cell table:style-name="ce101" table:formula="of:=[.D$1]*[.D$2]^[.$A20]+[.$A20]*[.D$3]" office:value-type="float" office:value="2389.06792429253" calcext:value-type="float">
            <text:p>2389</text:p>
          </table:table-cell>
          <table:table-cell table:style-name="ce106" table:formula="of:=[.D20]*1.1" office:value-type="float" office:value="2627.97471672179" calcext:value-type="float">
            <text:p>2628</text:p>
          </table:table-cell>
          <table:table-cell table:style-name="ce101" table:formula="of:=[.F$1]*[.F$2]^[.$A20]+[.$A20]*[.F$3]" office:value-type="float" office:value="319322.674313153" calcext:value-type="float">
            <text:p>319323</text:p>
          </table:table-cell>
          <table:table-cell table:style-name="ce112" table:formula="of:=[.G$1]*[.G$2]^[.$A20]+[.$A20]*[.G$3]" office:value-type="float" office:value="319919.408797245" calcext:value-type="float">
            <text:p>319919</text:p>
          </table:table-cell>
          <table:table-cell table:style-name="ce116" table:formula="of:=([.F20]+IF([.G20]&gt;0;[.G20];0))/[.D20]" office:value-type="float" office:value="267.569656187023" calcext:value-type="float">
            <text:p>268</text:p>
          </table:table-cell>
          <table:table-cell table:style-name="ce101" table:formula="of:=[.I$1]*[.I$2]^[.$A20]+[.$A20]*[.I$3]" office:value-type="float" office:value="129.567250817952" calcext:value-type="float">
            <text:p>130</text:p>
          </table:table-cell>
          <table:table-cell table:style-name="ce106" table:formula="of:=[.I20]*2.5" office:value-type="float" office:value="323.918127044881" calcext:value-type="float">
            <text:p>324</text:p>
          </table:table-cell>
          <table:table-cell table:style-name="ce101" table:formula="of:=[.K$1]*[.K$2]^[.$A20]+[.$A20]*[.K$3]" office:value-type="float" office:value="50233.3479678204" calcext:value-type="float">
            <text:p>50233</text:p>
          </table:table-cell>
          <table:table-cell table:style-name="ce123" table:formula="of:=[.L$1]*[.L$2]^[.$A20]+[.$A20]*[.L$3]" office:value-type="float" office:value="49341.5566695482" calcext:value-type="float">
            <text:p>49342</text:p>
          </table:table-cell>
          <table:table-cell table:style-name="ce101" table:formula="of:=[.M$1]*[.M$2]^[.$A20]+[.$A20]*[.M$3]+2000" office:value-type="float" office:value="572797.214632189" calcext:value-type="float">
            <text:p>572797</text:p>
          </table:table-cell>
          <table:table-cell table:style-name="ce101" table:formula="of:=[.N$1]*[.N$2]^[.$A20]+[.$A20]*[.N$3]" office:value-type="float" office:value="54043.195528446" calcext:value-type="float">
            <text:p>54043</text:p>
          </table:table-cell>
          <table:table-cell table:style-name="ce123" table:formula="of:=[.O$1]*[.O$2]^[.$A20]+[.$A20]*[.O$3]" office:value-type="float" office:value="43406.0351997998" calcext:value-type="float">
            <text:p>43406</text:p>
          </table:table-cell>
          <table:table-cell table:style-name="ce101" table:number-columns-repeated="4"/>
          <table:table-cell table:style-name="ce123"/>
          <table:table-cell table:style-name="ce101" table:formula="of:=[.U$1]*[.U$2]^[.$A20]+[.$A20]*[.U$3]" office:value-type="float" office:value="499.682057617188" calcext:value-type="float">
            <text:p>500</text:p>
          </table:table-cell>
          <table:table-cell table:style-name="ce101" table:formula="of:=[.V$1]*[.V$2]^[.$A20]+[.$A20]*[.V$3]" office:value-type="float" office:value="274732.284667817" calcext:value-type="float">
            <text:p>274732</text:p>
          </table:table-cell>
          <table:table-cell table:style-name="ce112" table:formula="of:=[.W$1]*[.W$2]^[.$A20]+[.$A20]*[.W$3]" office:value-type="float" office:value="159255.337156577" calcext:value-type="float">
            <text:p>159255</text:p>
          </table:table-cell>
          <table:table-cell table:style-name="ce142" table:formula="of:=[.U20]/[.D20]" office:value-type="percentage" office:value="0.209153558396694" calcext:value-type="percentage">
            <text:p>21%</text:p>
          </table:table-cell>
          <table:table-cell table:style-name="ce143"/>
          <table:table-cell table:style-name="ce145"/>
          <table:table-cell table:style-name="ce146" table:formula="of:=[.AA$1]*[.AA$2]^[.$A20]+[.$A20]*[.AA$3]" office:value-type="float" office:value="346290.766181178" calcext:value-type="float">
            <text:p>346291</text:p>
          </table:table-cell>
          <table:table-cell table:style-name="ce147" table:formula="of:=[.AB$1]*[.AB$2]^[.$A20]+[.$A20]*[.AB$3]" office:value-type="float" office:value="330508.767914114" calcext:value-type="float">
            <text:p>330509</text:p>
          </table:table-cell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7" table:number-columns-repeated="988"/>
        </table:table-row>
        <table:table-row table:style-name="ro1">
          <table:table-cell table:style-name="ce97" office:value-type="float" office:value="15" calcext:value-type="float">
            <text:p>15</text:p>
          </table:table-cell>
          <table:table-cell table:style-name="ce99" table:formula="of:=[.B$1]*[.B$2]^[.$A21]+[.$A21]*[.B$3]" office:value-type="float" office:value="186.172721749878" calcext:value-type="float">
            <text:p>186</text:p>
          </table:table-cell>
          <table:table-cell table:style-name="ce100" table:formula="of:=[.B21]*11" office:value-type="float" office:value="2047.89993924866" calcext:value-type="float">
            <text:p>2048</text:p>
          </table:table-cell>
          <table:table-cell table:style-name="ce101" table:formula="of:=[.D$1]*[.D$2]^[.$A21]+[.$A21]*[.D$3]" office:value-type="float" office:value="3289.49509400955" calcext:value-type="float">
            <text:p>3289</text:p>
          </table:table-cell>
          <table:table-cell table:style-name="ce106" table:formula="of:=[.D21]*1.1" office:value-type="float" office:value="3618.4446034105" calcext:value-type="float">
            <text:p>3618</text:p>
          </table:table-cell>
          <table:table-cell table:style-name="ce101" table:formula="of:=[.F$1]*[.F$2]^[.$A21]+[.$A21]*[.F$3]" office:value-type="float" office:value="606945.081194992" calcext:value-type="float">
            <text:p>606945</text:p>
          </table:table-cell>
          <table:table-cell table:style-name="ce112" table:formula="of:=[.G$1]*[.G$2]^[.$A21]+[.$A21]*[.G$3]" office:value-type="float" office:value="628037.241242599" calcext:value-type="float">
            <text:p>628037</text:p>
          </table:table-cell>
          <table:table-cell table:style-name="ce116" table:formula="of:=([.F21]+IF([.G21]&gt;0;[.G21];0))/[.D21]" office:value-type="float" office:value="375.432182491045" calcext:value-type="float">
            <text:p>375</text:p>
          </table:table-cell>
          <table:table-cell table:style-name="ce101" table:formula="of:=[.I$1]*[.I$2]^[.$A21]+[.$A21]*[.I$3]" office:value-type="float" office:value="158.837426063338" calcext:value-type="float">
            <text:p>159</text:p>
          </table:table-cell>
          <table:table-cell table:style-name="ce106" table:formula="of:=[.I21]*2.5" office:value-type="float" office:value="397.093565158345" calcext:value-type="float">
            <text:p>397</text:p>
          </table:table-cell>
          <table:table-cell table:style-name="ce101" table:formula="of:=[.K$1]*[.K$2]^[.$A21]+[.$A21]*[.K$3]" office:value-type="float" office:value="85572.6915452946" calcext:value-type="float">
            <text:p>85573</text:p>
          </table:table-cell>
          <table:table-cell table:style-name="ce123" table:formula="of:=[.L$1]*[.L$2]^[.$A21]+[.$A21]*[.L$3]" office:value-type="float" office:value="87155.2241717093" calcext:value-type="float">
            <text:p>87155</text:p>
          </table:table-cell>
          <table:table-cell table:style-name="ce101" table:formula="of:=[.M$1]*[.M$2]^[.$A21]+[.$A21]*[.M$3]+2000" office:value-type="float" office:value="926691.487704145" calcext:value-type="float">
            <text:p>926691</text:p>
          </table:table-cell>
          <table:table-cell table:style-name="ce101" table:formula="of:=[.N$1]*[.N$2]^[.$A21]+[.$A21]*[.N$3]" office:value-type="float" office:value="86469.1128455136" calcext:value-type="float">
            <text:p>86469</text:p>
          </table:table-cell>
          <table:table-cell table:style-name="ce123" table:formula="of:=[.O$1]*[.O$2]^[.$A21]+[.$A21]*[.O$3]" office:value-type="float" office:value="72162.6580796697" calcext:value-type="float">
            <text:p>72163</text:p>
          </table:table-cell>
          <table:table-cell table:style-name="ce101" table:number-columns-repeated="4"/>
          <table:table-cell table:style-name="ce123"/>
          <table:table-cell table:style-name="ce101" table:formula="of:=[.U$1]*[.U$2]^[.$A21]+[.$A21]*[.U$3]" office:value-type="float" office:value="701.523086425781" calcext:value-type="float">
            <text:p>702</text:p>
          </table:table-cell>
          <table:table-cell table:style-name="ce101" table:formula="of:=[.V$1]*[.V$2]^[.$A21]+[.$A21]*[.V$3]" office:value-type="float" office:value="508483.626635461" calcext:value-type="float">
            <text:p>508484</text:p>
          </table:table-cell>
          <table:table-cell table:style-name="ce112" table:formula="of:=[.W$1]*[.W$2]^[.$A21]+[.$A21]*[.W$3]" office:value-type="float" office:value="303037.540597496" calcext:value-type="float">
            <text:p>303038</text:p>
          </table:table-cell>
          <table:table-cell table:style-name="ce142" table:formula="of:=[.U21]/[.D21]" office:value-type="percentage" office:value="0.21326163024329" calcext:value-type="percentage">
            <text:p>21%</text:p>
          </table:table-cell>
          <table:table-cell table:style-name="ce143"/>
          <table:table-cell table:style-name="ce145"/>
          <table:table-cell table:style-name="ce146" table:formula="of:=[.AA$1]*[.AA$2]^[.$A21]+[.$A21]*[.AA$3]" office:value-type="float" office:value="586934.302508003" calcext:value-type="float">
            <text:p>586934</text:p>
          </table:table-cell>
          <table:table-cell table:style-name="ce147" table:formula="of:=[.AB$1]*[.AB$2]^[.$A21]+[.$A21]*[.AB$3]" office:value-type="float" office:value="628198.659036816" calcext:value-type="float">
            <text:p>628199</text:p>
          </table:table-cell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7" table:number-columns-repeated="988"/>
        </table:table-row>
        <table:table-row table:style-name="ro1">
          <table:table-cell table:style-name="ce97" office:value-type="float" office:value="16" calcext:value-type="float">
            <text:p>16</text:p>
          </table:table-cell>
          <table:table-cell table:style-name="ce99" table:formula="of:=[.B$1]*[.B$2]^[.$A22]+[.$A22]*[.B$3]" office:value-type="float" office:value="272.759082624817" calcext:value-type="float">
            <text:p>273</text:p>
          </table:table-cell>
          <table:table-cell table:style-name="ce100" table:formula="of:=[.B22]*11" office:value-type="float" office:value="3000.34990887299" calcext:value-type="float">
            <text:p>3000</text:p>
          </table:table-cell>
          <table:table-cell table:style-name="ce101" table:formula="of:=[.D$1]*[.D$2]^[.$A22]+[.$A22]*[.D$3]" office:value-type="float" office:value="4545.29313161337" calcext:value-type="float">
            <text:p>4545</text:p>
          </table:table-cell>
          <table:table-cell table:style-name="ce106" table:formula="of:=[.D22]*1.1" office:value-type="float" office:value="4999.8224447747" calcext:value-type="float">
            <text:p>5000</text:p>
          </table:table-cell>
          <table:table-cell table:style-name="ce101" table:formula="of:=[.F$1]*[.F$2]^[.$A22]+[.$A22]*[.F$3]" office:value-type="float" office:value="1153445.65427048" calcext:value-type="float">
            <text:p>1153446</text:p>
          </table:table-cell>
          <table:table-cell table:style-name="ce112" table:formula="of:=[.G$1]*[.G$2]^[.$A22]+[.$A22]*[.G$3]" office:value-type="float" office:value="1232024.99283549" calcext:value-type="float">
            <text:p>1232025</text:p>
          </table:table-cell>
          <table:table-cell table:style-name="ce116" table:formula="of:=([.F22]+IF([.G22]&gt;0;[.G22];0))/[.D22]" office:value-type="float" office:value="524.822179347374" calcext:value-type="float">
            <text:p>525</text:p>
          </table:table-cell>
          <table:table-cell table:style-name="ce101" table:formula="of:=[.I$1]*[.I$2]^[.$A22]+[.$A22]*[.I$3]" office:value-type="float" office:value="195.988653882339" calcext:value-type="float">
            <text:p>196</text:p>
          </table:table-cell>
          <table:table-cell table:style-name="ce106" table:formula="of:=[.I22]*2.5" office:value-type="float" office:value="489.971634705848" calcext:value-type="float">
            <text:p>490</text:p>
          </table:table-cell>
          <table:table-cell table:style-name="ce101" table:formula="of:=[.K$1]*[.K$2]^[.$A22]+[.$A22]*[.K$3]" office:value-type="float" office:value="145663.575627001" calcext:value-type="float">
            <text:p>145664</text:p>
          </table:table-cell>
          <table:table-cell table:style-name="ce123" table:formula="of:=[.L$1]*[.L$2]^[.$A22]+[.$A22]*[.L$3]" office:value-type="float" office:value="153392.892300491" calcext:value-type="float">
            <text:p>153393</text:p>
          </table:table-cell>
          <table:table-cell table:style-name="ce101" table:formula="of:=[.M$1]*[.M$2]^[.$A22]+[.$A22]*[.M$3]+2000" office:value-type="float" office:value="1500000.21008072" calcext:value-type="float">
            <text:p>1500000</text:p>
          </table:table-cell>
          <table:table-cell table:style-name="ce101" table:formula="of:=[.N$1]*[.N$2]^[.$A22]+[.$A22]*[.N$3]" office:value-type="float" office:value="138350.580552822" calcext:value-type="float">
            <text:p>138351</text:p>
          </table:table-cell>
          <table:table-cell table:style-name="ce123" table:formula="of:=[.O$1]*[.O$2]^[.$A22]+[.$A22]*[.O$3]" office:value-type="float" office:value="119654.635831455" calcext:value-type="float">
            <text:p>119655</text:p>
          </table:table-cell>
          <table:table-cell table:style-name="ce101" table:number-columns-repeated="4"/>
          <table:table-cell table:style-name="ce123"/>
          <table:table-cell table:style-name="ce101" table:formula="of:=[.U$1]*[.U$2]^[.$A22]+[.$A22]*[.U$3]" office:value-type="float" office:value="1000.28462963867" calcext:value-type="float">
            <text:p>1000</text:p>
          </table:table-cell>
          <table:table-cell table:style-name="ce101" table:formula="of:=[.V$1]*[.V$2]^[.$A22]+[.$A22]*[.V$3]" office:value-type="float" office:value="940941.459275603" calcext:value-type="float">
            <text:p>940941</text:p>
          </table:table-cell>
          <table:table-cell table:style-name="ce112" table:formula="of:=[.W$1]*[.W$2]^[.$A22]+[.$A22]*[.W$3]" office:value-type="float" office:value="576258.827135242" calcext:value-type="float">
            <text:p>576259</text:p>
          </table:table-cell>
          <table:table-cell table:style-name="ce142" table:formula="of:=[.U22]/[.D22]" office:value-type="percentage" office:value="0.220070433451586" calcext:value-type="percentage">
            <text:p>22%</text:p>
          </table:table-cell>
          <table:table-cell table:style-name="ce144"/>
          <table:table-cell table:style-name="ce145"/>
          <table:table-cell table:style-name="ce146" table:formula="of:=[.AA$1]*[.AA$2]^[.$A22]+[.$A22]*[.AA$3]" office:value-type="float" office:value="995888.314263606" calcext:value-type="float">
            <text:p>995888</text:p>
          </table:table-cell>
          <table:table-cell table:style-name="ce147" table:formula="of:=[.AB$1]*[.AB$2]^[.$A22]+[.$A22]*[.AB$3]" office:value-type="float" office:value="1193827.45216995" calcext:value-type="float">
            <text:p>1193827</text:p>
          </table:table-cell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7" table:number-columns-repeated="988"/>
        </table:table-row>
        <table:table-row table:style-name="ro1">
          <table:table-cell table:number-columns-repeated="3"/>
          <table:table-cell table:style-name="ce102"/>
          <table:table-cell table:style-name="ce107"/>
          <table:table-cell table:style-name="ce102"/>
          <table:table-cell table:style-name="ce113"/>
          <table:table-cell table:style-name="ce117"/>
          <table:table-cell table:style-name="ce102"/>
          <table:table-cell table:style-name="ce118"/>
          <table:table-cell table:style-name="ce108"/>
          <table:table-cell table:number-columns-repeated="4"/>
          <table:table-cell table:style-name="ce113" table:number-columns-repeated="4"/>
          <table:table-cell table:style-name="ce125"/>
          <table:table-cell table:style-name="ce108" table:number-columns-repeated="2"/>
          <table:table-cell table:number-columns-repeated="2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 table:number-columns-repeated="988"/>
        </table:table-row>
        <table:table-row table:style-name="ro1" table:number-rows-repeated="4">
          <table:table-cell table:number-columns-repeated="3"/>
          <table:table-cell table:style-name="ce102"/>
          <table:table-cell table:style-name="ce107"/>
          <table:table-cell table:style-name="ce102"/>
          <table:table-cell table:style-name="ce113"/>
          <table:table-cell table:style-name="ce117"/>
          <table:table-cell table:style-name="ce102"/>
          <table:table-cell table:number-columns-repeated="6"/>
          <table:table-cell table:style-name="ce102" table:number-columns-repeated="4"/>
          <table:table-cell table:style-name="ce125"/>
          <table:table-cell table:number-columns-repeated="1004"/>
        </table:table-row>
        <table:table-row table:style-name="ro1" table:number-rows-repeated="11">
          <table:table-cell table:number-columns-repeated="3"/>
          <table:table-cell table:style-name="ce102"/>
          <table:table-cell table:style-name="ce107"/>
          <table:table-cell table:style-name="ce102"/>
          <table:table-cell table:style-name="ce113"/>
          <table:table-cell table:style-name="ce117"/>
          <table:table-cell table:style-name="ce102"/>
          <table:table-cell table:number-columns-repeated="1015"/>
        </table:table-row>
        <table:table-row table:style-name="ro1">
          <table:table-cell table:number-columns-repeated="8"/>
          <table:table-cell table:style-name="ce10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uildings.AL7:buildings.AMJ14 buildings.AK15:buildings.AMJ22 buildings.N11:buildings.W22 buildings.D7:buildings.V22 buildings.A7:buildings.A22">
            <calcext:condition calcext:apply-style-name="Negative" calcext:value="&lt;0" calcext:base-cell-address="buildings.A7"/>
          </calcext:conditional-format>
          <calcext:conditional-format calcext:target-range-address="buildings.W7:buildings.W10">
            <calcext:condition calcext:apply-style-name="Negative" calcext:value="&lt;0" calcext:base-cell-address="buildings.W7"/>
          </calcext:conditional-format>
          <calcext:conditional-format calcext:target-range-address="buildings.Y7:buildings.Z22">
            <calcext:condition calcext:apply-style-name="Negative" calcext:value="&lt;0" calcext:base-cell-address="buildings.Y7"/>
          </calcext:conditional-format>
          <calcext:conditional-format calcext:target-range-address="buildings.AA7:buildings.AB22">
            <calcext:condition calcext:apply-style-name="Negative" calcext:value="&lt;0" calcext:base-cell-address="buildings.AA7"/>
          </calcext:conditional-format>
          <calcext:conditional-format calcext:target-range-address="buildings.AC7:buildings.AD22">
            <calcext:condition calcext:apply-style-name="Negative" calcext:value="&lt;0" calcext:base-cell-address="buildings.AC7"/>
          </calcext:conditional-format>
          <calcext:conditional-format calcext:target-range-address="buildings.AE7:buildings.AF22">
            <calcext:condition calcext:apply-style-name="Negative" calcext:value="&lt;0" calcext:base-cell-address="buildings.AE7"/>
          </calcext:conditional-format>
          <calcext:conditional-format calcext:target-range-address="buildings.AG7:buildings.AH22">
            <calcext:condition calcext:apply-style-name="Negative" calcext:value="&lt;0" calcext:base-cell-address="buildings.AG7"/>
          </calcext:conditional-format>
          <calcext:conditional-format calcext:target-range-address="buildings.AI7:buildings.AI22">
            <calcext:condition calcext:apply-style-name="Negative" calcext:value="&lt;0" calcext:base-cell-address="buildings.AI7"/>
          </calcext:conditional-format>
          <calcext:conditional-format calcext:target-range-address="buildings.AJ7:buildings.AJ22">
            <calcext:condition calcext:apply-style-name="Negative" calcext:value="&lt;0" calcext:base-cell-address="buildings.AJ7"/>
          </calcext:conditional-format>
          <calcext:conditional-format calcext:target-range-address="buildings.AK7:buildings.AK14">
            <calcext:condition calcext:apply-style-name="Negative" calcext:value="&lt;0" calcext:base-cell-address="buildings.AK7"/>
          </calcext:conditional-format>
          <calcext:conditional-format calcext:target-range-address="buildings.B7:buildings.B22">
            <calcext:condition calcext:apply-style-name="Negative" calcext:value="&lt;0" calcext:base-cell-address="buildings.B7"/>
          </calcext:conditional-format>
          <calcext:conditional-format calcext:target-range-address="buildings.C7:buildings.C22">
            <calcext:condition calcext:apply-style-name="Negative" calcext:value="&lt;0" calcext:base-cell-address="buildings.C7"/>
          </calcext:conditional-format>
        </calcext:conditional-formats>
      </table:table>
      <table:table table:name="units" table:style-name="ta1">
        <table:table-column table:style-name="co4" table:default-cell-style-name="ce127"/>
        <table:table-column table:style-name="co4" table:number-columns-repeated="14" table:default-cell-style-name="Default"/>
        <table:table-column table:style-name="co2" table:number-columns-repeated="1009" table:default-cell-style-name="Default"/>
        <table:table-row table:style-name="ro1">
          <table:table-cell table:style-name="ce126"/>
          <table:table-cell table:style-name="ce126" office:value-type="string" calcext:value-type="string">
            <text:p>group</text:p>
          </table:table-cell>
          <table:table-cell table:style-name="ce126" office:value-type="string" calcext:value-type="string">
            <text:p>att</text:p>
          </table:table-cell>
          <table:table-cell table:style-name="ce126" office:value-type="string" calcext:value-type="string">
            <text:p>hp</text:p>
          </table:table-cell>
          <table:table-cell table:style-name="ce129" office:value-type="string" calcext:value-type="string">
            <text:p><text:span text:style-name="T1">√</text:span>Π</text:p>
          </table:table-cell>
          <table:table-cell table:style-name="ce131" office:value-type="string" calcext:value-type="string">
            <text:p><text:span text:style-name="T2">Σ</text:span><text:span text:style-name="T3">√</text:span>Π</text:p>
          </table:table-cell>
          <table:table-cell table:style-name="ce126" office:value-type="string" calcext:value-type="string">
            <text:p>G</text:p>
          </table:table-cell>
          <table:table-cell table:style-name="ce126" office:value-type="string" calcext:value-type="string">
            <text:p>D</text:p>
          </table:table-cell>
          <table:table-cell table:style-name="ce126" office:value-type="string" calcext:value-type="string">
            <text:p>K</text:p>
          </table:table-cell>
          <table:table-cell table:style-name="ce126" office:value-type="string" calcext:value-type="string">
            <text:p>S</text:p>
          </table:table-cell>
          <table:table-cell table:style-name="ce126" office:value-type="string" calcext:value-type="string">
            <text:p>P</text:p>
          </table:table-cell>
          <table:table-cell table:style-name="ce126" office:value-type="string" calcext:value-type="string">
            <text:p>🙂</text:p>
          </table:table-cell>
          <table:table-cell table:style-name="ce129" office:value-type="string" calcext:value-type="string">
            <text:p><text:span text:style-name="T2">Σ</text:span> as G</text:p>
          </table:table-cell>
          <table:table-cell table:style-name="ce136" office:value-type="string" calcext:value-type="string">
            <text:p><text:span text:style-name="T2">G/</text:span><text:span text:style-name="T3">√</text:span>Π</text:p>
          </table:table-cell>
          <table:table-cell table:style-name="ce131" office:value-type="string" calcext:value-type="string">
            <text:p><text:span text:style-name="T2">🙂/</text:span><text:span text:style-name="T3">√</text:span>Π</text:p>
          </table:table-cell>
          <table:table-cell table:style-name="ce126"/>
          <table:table-cell table:style-name="ce126" office:value-type="string" calcext:value-type="string">
            <text:p>G🙂 / Π</text:p>
          </table:table-cell>
          <table:table-cell table:style-name="ce126" table:number-columns-repeated="1006"/>
          <table:table-cell table:style-name="ce140"/>
        </table:table-row>
        <table:table-row table:style-name="ro1">
          <table:table-cell office:value-type="string" calcext:value-type="string">
            <text:p>kop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30" table:formula="of:=SQRT([.C2]*[.D2])" office:value-type="float" office:value="4.69041575982343" calcext:value-type="float">
            <text:p>4.7</text:p>
          </table:table-cell>
          <table:table-cell table:style-name="ce132" table:formula="of:=[.E2]*[.B2]" office:value-type="float" office:value="234.520787991171" calcext:value-type="float">
            <text:p>23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2]+SUM([.H2:.K2])*6" office:value-type="float" office:value="70" calcext:value-type="float">
            <text:p>70</text:p>
          </table:table-cell>
          <table:table-cell table:style-name="ce137" table:formula="of:=[.M2]/[.E2]" office:value-type="float" office:value="14.9240501448927" calcext:value-type="float">
            <text:p>14.9</text:p>
          </table:table-cell>
          <table:table-cell table:style-name="ce138" table:formula="of:=[.L2]/[.E2]" office:value-type="float" office:value="0.21320071635561" calcext:value-type="float">
            <text:p>0.21</text:p>
          </table:table-cell>
          <table:table-cell/>
          <table:table-cell table:style-name="ce139" table:formula="of:=[.N2]*[.O2]" office:value-type="float" office:value="3.18181818181818" calcext:value-type="float">
            <text:p>3.2</text:p>
          </table:table-cell>
          <table:table-cell table:style-name="ce109" table:formula="of:=[.Q2]/[.$Q$2]" office:value-type="float" office:value="1" calcext:value-type="float">
            <text:p>1.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k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30" table:formula="of:=SQRT([.C3]*[.D3])" office:value-type="float" office:value="5.19615242270663" calcext:value-type="float">
            <text:p>5.2</text:p>
          </table:table-cell>
          <table:table-cell table:style-name="ce132" table:formula="of:=[.E3]*[.B3]" office:value-type="float" office:value="155.884572681199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3]+SUM([.H3:.K3])*6" office:value-type="float" office:value="110" calcext:value-type="float">
            <text:p>110</text:p>
          </table:table-cell>
          <table:table-cell table:style-name="ce137" table:formula="of:=[.M3]/[.E3]" office:value-type="float" office:value="21.1695098702863" calcext:value-type="float">
            <text:p>21.2</text:p>
          </table:table-cell>
          <table:table-cell table:style-name="ce138" table:formula="of:=[.L3]/[.E3]" office:value-type="float" office:value="0.192450089729875" calcext:value-type="float">
            <text:p>0.19</text:p>
          </table:table-cell>
          <table:table-cell/>
          <table:table-cell table:style-name="ce139" table:formula="of:=[.N3]*[.O3]" office:value-type="float" office:value="4.07407407407407" calcext:value-type="float">
            <text:p>4.1</text:p>
          </table:table-cell>
          <table:table-cell table:style-name="ce109" table:formula="of:=[.Q3]/[.$Q$2]" office:value-type="float" office:value="1.28042328042328" calcext:value-type="float">
            <text:p>1.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0" table:formula="of:=SQRT([.C4]*[.D4])" office:value-type="float" office:value="10" calcext:value-type="float">
            <text:p>10.0</text:p>
          </table:table-cell>
          <table:table-cell table:style-name="ce132" table:formula="of:=[.E4]*[.B4]"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4]+SUM([.H4:.K4])*6" office:value-type="float" office:value="270" calcext:value-type="float">
            <text:p>270</text:p>
          </table:table-cell>
          <table:table-cell table:style-name="ce137" table:formula="of:=[.M4]/[.E4]" office:value-type="float" office:value="27" calcext:value-type="float">
            <text:p>27.0</text:p>
          </table:table-cell>
          <table:table-cell table:style-name="ce138" table:formula="of:=[.L4]/[.E4]" office:value-type="float" office:value="0.1" calcext:value-type="float">
            <text:p>0.10</text:p>
          </table:table-cell>
          <table:table-cell/>
          <table:table-cell table:style-name="ce139" table:formula="of:=[.N4]*[.O4]" office:value-type="float" office:value="2.7" calcext:value-type="float">
            <text:p>2.7</text:p>
          </table:table-cell>
          <table:table-cell table:style-name="ce109" table:formula="of:=[.Q4]/[.$Q$2]" office:value-type="float" office:value="0.848571428571429" calcext:value-type="float">
            <text:p>0.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table:style-name="ce130" table:formula="of:=SQRT([.C5]*[.D5])" office:value-type="float" office:value="35.4964786985977" calcext:value-type="float">
            <text:p>35.5</text:p>
          </table:table-cell>
          <table:table-cell table:style-name="ce132" table:formula="of:=[.E5]*[.B5]" office:value-type="float" office:value="354.964786985977" calcext:value-type="float">
            <text:p>355</text:p>
          </table:table-cell>
          <table:table-cell office:value-type="float" office:value="450" calcext:value-type="float">
            <text:p>450</text:p>
          </table:table-cell>
          <table:table-cell office:value-type="float" office:value="120" calcext:value-type="float">
            <text:p>12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5" table:formula="of:=[.G5]+SUM([.H5:.K5])*6" office:value-type="float" office:value="1650" calcext:value-type="float">
            <text:p>1650</text:p>
          </table:table-cell>
          <table:table-cell table:style-name="ce137" table:formula="of:=[.M5]/[.E5]" office:value-type="float" office:value="46.4834840100684" calcext:value-type="float">
            <text:p>46.5</text:p>
          </table:table-cell>
          <table:table-cell table:style-name="ce138" table:formula="of:=[.L5]/[.E5]" office:value-type="float" office:value="0.0845154254728516" calcext:value-type="float">
            <text:p>0.08</text:p>
          </table:table-cell>
          <table:table-cell/>
          <table:table-cell table:style-name="ce139" table:formula="of:=[.N5]*[.O5]" office:value-type="float" office:value="3.92857142857143" calcext:value-type="float">
            <text:p>3.9</text:p>
          </table:table-cell>
          <table:table-cell table:style-name="ce109" table:formula="of:=[.Q5]/[.$Q$2]" office:value-type="float" office:value="1.23469387755102" calcext:value-type="float">
            <text:p>1.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style-name="ce130" table:formula="of:=SQRT([.C6]*[.D6])" office:value-type="float" office:value="36.8781778291715" calcext:value-type="float">
            <text:p>36.9</text:p>
          </table:table-cell>
          <table:table-cell table:style-name="ce132" table:formula="of:=[.E6]*[.B6]" office:value-type="float" office:value="368.781778291715" calcext:value-type="float">
            <text:p>36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35" table:formula="of:=[.G6]+SUM([.H6:.K6])*6" office:value-type="float" office:value="2580" calcext:value-type="float">
            <text:p>2580</text:p>
          </table:table-cell>
          <table:table-cell table:style-name="ce137" table:formula="of:=[.M6]/[.E6]" office:value-type="float" office:value="69.9600726465166" calcext:value-type="float">
            <text:p>70.0</text:p>
          </table:table-cell>
          <table:table-cell table:style-name="ce138" table:formula="of:=[.L6]/[.E6]" office:value-type="float" office:value="0.108465228909328" calcext:value-type="float">
            <text:p>0.11</text:p>
          </table:table-cell>
          <table:table-cell/>
          <table:table-cell table:style-name="ce139" table:formula="of:=[.N6]*[.O6]" office:value-type="float" office:value="7.58823529411765" calcext:value-type="float">
            <text:p>7.6</text:p>
          </table:table-cell>
          <table:table-cell table:style-name="ce109" table:formula="of:=[.Q6]/[.$Q$2]" office:value-type="float" office:value="2.38487394957983" calcext:value-type="float">
            <text:p>2.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style-name="ce130" table:formula="of:=SQRT([.C7]*[.D7])" office:value-type="float" office:value="54.7722557505166" calcext:value-type="float">
            <text:p>54.8</text:p>
          </table:table-cell>
          <table:table-cell table:style-name="ce132" table:formula="of:=[.E7]*[.B7]" office:value-type="float" office:value="547.722557505166" calcext:value-type="float">
            <text:p>5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35" table:formula="of:=[.G7]+SUM([.H7:.K7])*6" office:value-type="float" office:value="5700" calcext:value-type="float">
            <text:p>5700</text:p>
          </table:table-cell>
          <table:table-cell table:style-name="ce137" table:formula="of:=[.M7]/[.E7]" office:value-type="float" office:value="104.067285925982" calcext:value-type="float">
            <text:p>104.1</text:p>
          </table:table-cell>
          <table:table-cell table:style-name="ce138" table:formula="of:=[.L7]/[.E7]" office:value-type="float" office:value="0.0912870929175277" calcext:value-type="float">
            <text:p>0.09</text:p>
          </table:table-cell>
          <table:table-cell/>
          <table:table-cell table:style-name="ce139" table:formula="of:=[.N7]*[.O7]" office:value-type="float" office:value="9.5" calcext:value-type="float">
            <text:p>9.5</text:p>
          </table:table-cell>
          <table:table-cell table:style-name="ce109" table:formula="of:=[.Q7]/[.$Q$2]" office:value-type="float" office:value="2.98571428571429" calcext:value-type="float">
            <text:p>2.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z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130" table:formula="of:=SQRT([.C8]*[.D8])" office:value-type="float" office:value="14.0712472794703" calcext:value-type="float">
            <text:p>14.1</text:p>
          </table:table-cell>
          <table:table-cell table:style-name="ce132" table:formula="of:=[.E8]*[.B8]" office:value-type="float" office:value="140.712472794703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8]+SUM([.H8:.K8])*6" office:value-type="float" office:value="910" calcext:value-type="float">
            <text:p>910</text:p>
          </table:table-cell>
          <table:table-cell table:style-name="ce137" table:formula="of:=[.M8]/[.E8]" office:value-type="float" office:value="64.6708839612018" calcext:value-type="float">
            <text:p>64.7</text:p>
          </table:table-cell>
          <table:table-cell table:style-name="ce138" table:formula="of:=[.L8]/[.E8]" office:value-type="float" office:value="0.0710669054518702" calcext:value-type="float">
            <text:p>0.07</text:p>
          </table:table-cell>
          <table:table-cell/>
          <table:table-cell table:style-name="ce139" table:formula="of:=[.N8]*[.O8]" office:value-type="float" office:value="4.5959595959596" calcext:value-type="float">
            <text:p>4.6</text:p>
          </table:table-cell>
          <table:table-cell table:style-name="ce109" table:formula="of:=[.Q8]/[.$Q$2]" office:value-type="float" office:value="1.44444444444444" calcext:value-type="float">
            <text:p>1.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0" table:formula="of:=SQRT([.C9]*4*[.D9])" office:value-type="float" office:value="17.3205080756888" calcext:value-type="float">
            <text:p>17.3</text:p>
          </table:table-cell>
          <table:table-cell table:style-name="ce132" table:formula="of:=[.E9]*[.B9]" office:value-type="float" office:value="173.205080756888" calcext:value-type="float">
            <text:p>173</text:p>
          </table:table-cell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5" table:formula="of:=[.G9]+SUM([.H9:.K9])*6" office:value-type="float" office:value="2070" calcext:value-type="float">
            <text:p>2070</text:p>
          </table:table-cell>
          <table:table-cell table:style-name="ce137" table:formula="of:=[.M9]/[.E9]" office:value-type="float" office:value="119.511505722253" calcext:value-type="float">
            <text:p>119.5</text:p>
          </table:table-cell>
          <table:table-cell table:style-name="ce138" table:formula="of:=[.L9]/[.E9]" office:value-type="float" office:value="0.115470053837925" calcext:value-type="float">
            <text:p>0.12</text:p>
          </table:table-cell>
          <table:table-cell/>
          <table:table-cell table:style-name="ce139" table:formula="of:=[.N9]*[.O9]" office:value-type="float" office:value="13.8" calcext:value-type="float">
            <text:p>13.8</text:p>
          </table:table-cell>
          <table:table-cell table:style-name="ce109"/>
          <table:table-cell table:number-columns-repeated="1006"/>
        </table:table-row>
        <table:table-row table:style-name="ro1">
          <table:table-cell office:value-type="string" calcext:value-type="string">
            <text:p>gy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0" table:formula="of:=SQRT([.C10]*[.D10])" office:value-type="float" office:value="21.2132034355964" calcext:value-type="float">
            <text:p>21.2</text:p>
          </table:table-cell>
          <table:table-cell table:style-name="ce132" table:formula="of:=[.E10]*[.B10]" office:value-type="float" office:value="212.132034355964" calcext:value-type="float">
            <text:p>21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10]+SUM([.H10:.K10])*6" office:value-type="float" office:value="1180" calcext:value-type="float">
            <text:p>1180</text:p>
          </table:table-cell>
          <table:table-cell table:style-name="ce137" table:formula="of:=[.M10]/[.E10]" office:value-type="float" office:value="55.6257334533417" calcext:value-type="float">
            <text:p>55.6</text:p>
          </table:table-cell>
          <table:table-cell table:style-name="ce138" table:formula="of:=[.L10]/[.E10]" office:value-type="float" office:value="0.0471404520791032" calcext:value-type="float">
            <text:p>0.05</text:p>
          </table:table-cell>
          <table:table-cell/>
          <table:table-cell table:style-name="ce139" table:formula="of:=[.N10]*[.O10]" office:value-type="float" office:value="2.62222222222222" calcext:value-type="float">
            <text:p>2.6</text:p>
          </table:table-cell>
          <table:table-cell table:style-name="ce109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mylvl</text:p>
          </table:table-cell>
          <table:table-cell table:style-name="ce128" office:value-type="string" calcext:value-type="string">
            <text:p>kop</text:p>
          </table:table-cell>
          <table:table-cell table:style-name="ce128" office:value-type="string" calcext:value-type="string">
            <text:p>luk</text:p>
          </table:table-cell>
          <table:table-cell table:style-name="ce128" office:value-type="string" calcext:value-type="string">
            <text:p>hop</text:p>
          </table:table-cell>
          <table:table-cell table:style-name="ce128" office:value-type="string" calcext:value-type="string">
            <text:p>sln</text:p>
          </table:table-cell>
          <table:table-cell table:style-name="ce128" office:value-type="string" calcext:value-type="string">
            <text:p>trj</text:p>
          </table:table-cell>
          <table:table-cell table:style-name="ce128" office:value-type="string" calcext:value-type="string">
            <text:p>obr</text:p>
          </table:table-cell>
          <table:table-cell table:style-name="ce128" office:value-type="string" calcext:value-type="string">
            <text:p>baz</text:p>
          </table:table-cell>
          <table:table-cell table:style-name="ce128" office:value-type="string" calcext:value-type="string">
            <text:p>bal</text:p>
          </table:table-cell>
          <table:table-cell table:style-name="ce128" office:value-type="string" calcext:value-type="string">
            <text:p>gyr</text:p>
          </table:table-cell>
          <table:table-cell/>
          <table:table-cell office:value-type="string" calcext:value-type="string">
            <text:p>Σ G</text:p>
          </table:table-cell>
          <table:table-cell office:value-type="string" calcext:value-type="string">
            <text:p>Σ G corr</text:p>
          </table:table-cell>
          <table:table-cell office:value-type="string" calcext:value-type="string">
            <text:p>Σ Π</text:p>
          </table:table-cell>
          <table:table-cell/>
          <table:table-cell office:value-type="string" calcext:value-type="string">
            <text:p>ΣGi / ΣGi-1</text:p>
          </table:table-cell>
          <table:table-cell table:number-columns-repeated="100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C16]*[.$M$2]+[.D16]*[.$M$3]+[.E16]*[.$M$4]+[.F16]*[.$M$5]+[.G16]*[.$M$6]+[.H16]*[.$M$7]+[.I16]*[.$M$8]+[.J16]*[.$M$9]+[.K16]*[.$M$10]" office:value-type="float" office:value="70" calcext:value-type="float">
            <text:p>70</text:p>
          </table:table-cell>
          <table:table-cell table:style-name="ce102" table:formula="of:=[.M16]/[.$N$14]" office:value-type="float" office:value="2.8" calcext:value-type="float">
            <text:p>3</text:p>
          </table:table-cell>
          <table:table-cell table:style-name="ce102" table:formula="of:=[.C16]*[.$E$2]+[.D16]*[.$E$3]+[.E16]*[.$E$4]+[.F16]*[.$E$5]+[.G16]*[.$E$6]+[.H16]*[.$E$7]+[.I16]*[.$E$8]+[.J16]*[.$E$9]+[.K16]*[.$E$10]" office:value-type="float" office:value="4.69041575982343" calcext:value-type="float">
            <text:p>5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C17]*[.$M$2]+[.D17]*[.$M$3]+[.E17]*[.$M$4]+[.F17]*[.$M$5]+[.G17]*[.$M$6]+[.H17]*[.$M$7]+[.I17]*[.$M$8]+[.J17]*[.$M$9]+[.K17]*[.$M$10]" office:value-type="float" office:value="460" calcext:value-type="float">
            <text:p>460</text:p>
          </table:table-cell>
          <table:table-cell table:style-name="ce102" table:formula="of:=[.M17]/[.$N$14]" office:value-type="float" office:value="18.4" calcext:value-type="float">
            <text:p>18</text:p>
          </table:table-cell>
          <table:table-cell table:style-name="ce102" table:formula="of:=[.C17]*[.$E$2]+[.D17]*[.$E$3]+[.E17]*[.$E$4]+[.F17]*[.$E$5]+[.G17]*[.$E$6]+[.H17]*[.$E$7]+[.I17]*[.$E$8]+[.J17]*[.$E$9]+[.K17]*[.$E$10]" office:value-type="float" office:value="28.6482312218238" calcext:value-type="float">
            <text:p>29</text:p>
          </table:table-cell>
          <table:table-cell table:style-name="ce139"/>
          <table:table-cell table:style-name="ce139" table:formula="of:=[.N17]/[.N16]" office:value-type="float" office:value="6.57142857142857" calcext:value-type="float">
            <text:p>6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C18]*[.$M$2]+[.D18]*[.$M$3]+[.E18]*[.$M$4]+[.F18]*[.$M$5]+[.G18]*[.$M$6]+[.H18]*[.$M$7]+[.I18]*[.$M$8]+[.J18]*[.$M$9]+[.K18]*[.$M$10]" office:value-type="float" office:value="1820" calcext:value-type="float">
            <text:p>1820</text:p>
          </table:table-cell>
          <table:table-cell table:style-name="ce102" table:formula="of:=[.M18]/[.$N$14]" office:value-type="float" office:value="72.8" calcext:value-type="float">
            <text:p>73</text:p>
          </table:table-cell>
          <table:table-cell table:style-name="ce102" table:formula="of:=[.C18]*[.$E$2]+[.D18]*[.$E$3]+[.E18]*[.$E$4]+[.F18]*[.$E$5]+[.G18]*[.$E$6]+[.H18]*[.$E$7]+[.I18]*[.$E$8]+[.J18]*[.$E$9]+[.K18]*[.$E$10]" office:value-type="float" office:value="97.0695988087077" calcext:value-type="float">
            <text:p>97</text:p>
          </table:table-cell>
          <table:table-cell table:style-name="ce139"/>
          <table:table-cell table:style-name="ce139" table:formula="of:=[.N18]/[.N17]" office:value-type="float" office:value="3.95652173913043" calcext:value-type="float">
            <text:p>4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19]*[.$M$2]+[.D19]*[.$M$3]+[.E19]*[.$M$4]+[.F19]*[.$M$5]+[.G19]*[.$M$6]+[.H19]*[.$M$7]+[.I19]*[.$M$8]+[.J19]*[.$M$9]+[.K19]*[.$M$10]" office:value-type="float" office:value="6400" calcext:value-type="float">
            <text:p>6400</text:p>
          </table:table-cell>
          <table:table-cell table:style-name="ce102" table:formula="of:=[.M19]/[.$N$14]" office:value-type="float" office:value="256" calcext:value-type="float">
            <text:p>256</text:p>
          </table:table-cell>
          <table:table-cell table:style-name="ce102" table:formula="of:=[.C19]*[.$E$2]+[.D19]*[.$E$3]+[.E19]*[.$E$4]+[.F19]*[.$E$5]+[.G19]*[.$E$6]+[.H19]*[.$E$7]+[.I19]*[.$E$8]+[.J19]*[.$E$9]+[.K19]*[.$E$10]" office:value-type="float" office:value="280.699159034783" calcext:value-type="float">
            <text:p>281</text:p>
          </table:table-cell>
          <table:table-cell table:style-name="ce139"/>
          <table:table-cell table:style-name="ce139" table:formula="of:=[.N19]/[.N18]" office:value-type="float" office:value="3.51648351648352" calcext:value-type="float">
            <text:p>3.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20]*[.$M$2]+[.D20]*[.$M$3]+[.E20]*[.$M$4]+[.F20]*[.$M$5]+[.G20]*[.$M$6]+[.H20]*[.$M$7]+[.I20]*[.$M$8]+[.J20]*[.$M$9]+[.K20]*[.$M$10]" office:value-type="float" office:value="12800" calcext:value-type="float">
            <text:p>12800</text:p>
          </table:table-cell>
          <table:table-cell table:style-name="ce102" table:formula="of:=[.M20]/[.$N$14]" office:value-type="float" office:value="512" calcext:value-type="float">
            <text:p>512</text:p>
          </table:table-cell>
          <table:table-cell table:style-name="ce102" table:formula="of:=[.C20]*[.$E$2]+[.D20]*[.$E$3]+[.E20]*[.$E$4]+[.F20]*[.$E$5]+[.G20]*[.$E$6]+[.H20]*[.$E$7]+[.I20]*[.$E$8]+[.J20]*[.$E$9]+[.K20]*[.$E$10]" office:value-type="float" office:value="561.398318069566" calcext:value-type="float">
            <text:p>561</text:p>
          </table:table-cell>
          <table:table-cell table:style-name="ce139"/>
          <table:table-cell table:style-name="ce139" table:formula="of:=[.N20]/[.N19]" office:value-type="float" office:value="2" calcext:value-type="float">
            <text:p>2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21]*[.$M$2]+[.D21]*[.$M$3]+[.E21]*[.$M$4]+[.F21]*[.$M$5]+[.G21]*[.$M$6]+[.H21]*[.$M$7]+[.I21]*[.$M$8]+[.J21]*[.$M$9]+[.K21]*[.$M$10]" office:value-type="float" office:value="32530" calcext:value-type="float">
            <text:p>32530</text:p>
          </table:table-cell>
          <table:table-cell table:style-name="ce102" table:formula="of:=[.M21]/[.$N$14]" office:value-type="float" office:value="1301.2" calcext:value-type="float">
            <text:p>1301</text:p>
          </table:table-cell>
          <table:table-cell table:style-name="ce102" table:formula="of:=[.C21]*[.$E$2]+[.D21]*[.$E$3]+[.E21]*[.$E$4]+[.F21]*[.$E$5]+[.G21]*[.$E$6]+[.H21]*[.$E$7]+[.I21]*[.$E$8]+[.J21]*[.$E$9]+[.K21]*[.$E$10]" office:value-type="float" office:value="1295.1712926669" calcext:value-type="float">
            <text:p>1295</text:p>
          </table:table-cell>
          <table:table-cell table:style-name="ce139"/>
          <table:table-cell table:style-name="ce139" table:formula="of:=[.N21]/[.N20]" office:value-type="float" office:value="2.54140625" calcext:value-type="float">
            <text:p>2.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22]*[.$M$2]+[.D22]*[.$M$3]+[.E22]*[.$M$4]+[.F22]*[.$M$5]+[.G22]*[.$M$6]+[.H22]*[.$M$7]+[.I22]*[.$M$8]+[.J22]*[.$M$9]+[.K22]*[.$M$10]" office:value-type="float" office:value="58140" calcext:value-type="float">
            <text:p>58140</text:p>
          </table:table-cell>
          <table:table-cell table:style-name="ce102" table:formula="of:=[.M22]/[.$N$14]" office:value-type="float" office:value="2325.6" calcext:value-type="float">
            <text:p>2326</text:p>
          </table:table-cell>
          <table:table-cell table:style-name="ce102" table:formula="of:=[.C22]*[.$E$2]+[.D22]*[.$E$3]+[.E22]*[.$E$4]+[.F22]*[.$E$5]+[.G22]*[.$E$6]+[.H22]*[.$E$7]+[.I22]*[.$E$8]+[.J22]*[.$E$9]+[.K22]*[.$E$10]" office:value-type="float" office:value="2136.8154024906" calcext:value-type="float">
            <text:p>2137</text:p>
          </table:table-cell>
          <table:table-cell table:style-name="ce139"/>
          <table:table-cell table:style-name="ce139" table:formula="of:=[.N22]/[.N21]" office:value-type="float" office:value="1.78727328619736" calcext:value-type="float">
            <text:p>1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3]*[.$M$2]+[.D23]*[.$M$3]+[.E23]*[.$M$4]+[.F23]*[.$M$5]+[.G23]*[.$M$6]+[.H23]*[.$M$7]+[.I23]*[.$M$8]+[.J23]*[.$M$9]+[.K23]*[.$M$10]" office:value-type="float" office:value="98640" calcext:value-type="float">
            <text:p>98640</text:p>
          </table:table-cell>
          <table:table-cell table:style-name="ce102" table:formula="of:=[.M23]/[.$N$14]" office:value-type="float" office:value="3945.6" calcext:value-type="float">
            <text:p>3946</text:p>
          </table:table-cell>
          <table:table-cell table:style-name="ce102" table:formula="of:=[.C23]*[.$E$2]+[.D23]*[.$E$3]+[.E23]*[.$E$4]+[.F23]*[.$E$5]+[.G23]*[.$E$6]+[.H23]*[.$E$7]+[.I23]*[.$E$8]+[.J23]*[.$E$9]+[.K23]*[.$E$10]" office:value-type="float" office:value="3485.29351010415" calcext:value-type="float">
            <text:p>3485</text:p>
          </table:table-cell>
          <table:table-cell table:style-name="ce139"/>
          <table:table-cell table:style-name="ce139" table:formula="of:=[.N23]/[.N22]" office:value-type="float" office:value="1.69659442724458" calcext:value-type="float">
            <text:p>1.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4]*[.$M$2]+[.D24]*[.$M$3]+[.E24]*[.$M$4]+[.F24]*[.$M$5]+[.G24]*[.$M$6]+[.H24]*[.$M$7]+[.I24]*[.$M$8]+[.J24]*[.$M$9]+[.K24]*[.$M$10]" office:value-type="float" office:value="181250" calcext:value-type="float">
            <text:p>181250</text:p>
          </table:table-cell>
          <table:table-cell table:style-name="ce102" table:formula="of:=[.M24]/[.$N$14]" office:value-type="float" office:value="7250" calcext:value-type="float">
            <text:p>7250</text:p>
          </table:table-cell>
          <table:table-cell table:style-name="ce102" table:formula="of:=[.C24]*[.$E$2]+[.D24]*[.$E$3]+[.E24]*[.$E$4]+[.F24]*[.$E$5]+[.G24]*[.$E$6]+[.H24]*[.$E$7]+[.I24]*[.$E$8]+[.J24]*[.$E$9]+[.K24]*[.$E$10]" office:value-type="float" office:value="6158.23368504362" calcext:value-type="float">
            <text:p>6158</text:p>
          </table:table-cell>
          <table:table-cell table:style-name="ce139"/>
          <table:table-cell table:style-name="ce139" table:formula="of:=[.N24]/[.N23]" office:value-type="float" office:value="1.8374898621249" calcext:value-type="float">
            <text:p>1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5]*[.$M$2]+[.D25]*[.$M$3]+[.E25]*[.$M$4]+[.F25]*[.$M$5]+[.G25]*[.$M$6]+[.H25]*[.$M$7]+[.I25]*[.$M$8]+[.J25]*[.$M$9]+[.K25]*[.$M$10]" office:value-type="float" office:value="356800" calcext:value-type="float">
            <text:p>356800</text:p>
          </table:table-cell>
          <table:table-cell table:style-name="ce102" table:formula="of:=[.M25]/[.$N$14]" office:value-type="float" office:value="14272" calcext:value-type="float">
            <text:p>14272</text:p>
          </table:table-cell>
          <table:table-cell table:style-name="ce102" table:formula="of:=[.C25]*[.$E$2]+[.D25]*[.$E$3]+[.E25]*[.$E$4]+[.F25]*[.$E$5]+[.G25]*[.$E$6]+[.H25]*[.$E$7]+[.I25]*[.$E$8]+[.J25]*[.$E$9]+[.K25]*[.$E$10]" office:value-type="float" office:value="10912.9207494312" calcext:value-type="float">
            <text:p>10913</text:p>
          </table:table-cell>
          <table:table-cell table:style-name="ce139"/>
          <table:table-cell table:style-name="ce139" table:formula="of:=[.N25]/[.N24]" office:value-type="float" office:value="1.96855172413793" calcext:value-type="float">
            <text:p>2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*[.$M$2]+[.D26]*[.$M$3]+[.E26]*[.$M$4]+[.F26]*[.$M$5]+[.G26]*[.$M$6]+[.H26]*[.$M$7]+[.I26]*[.$M$8]+[.J26]*[.$M$9]+[.K26]*[.$M$10]" office:value-type="float" office:value="615770" calcext:value-type="float">
            <text:p>615770</text:p>
          </table:table-cell>
          <table:table-cell table:style-name="ce102" table:formula="of:=[.M26]/[.$N$14]" office:value-type="float" office:value="24630.8" calcext:value-type="float">
            <text:p>24631</text:p>
          </table:table-cell>
          <table:table-cell table:style-name="ce102" table:formula="of:=[.C26]*[.$E$2]+[.D26]*[.$E$3]+[.E26]*[.$E$4]+[.F26]*[.$E$5]+[.G26]*[.$E$6]+[.H26]*[.$E$7]+[.I26]*[.$E$8]+[.J26]*[.$E$9]+[.K26]*[.$E$10]" office:value-type="float" office:value="17608.8441088704" calcext:value-type="float">
            <text:p>17609</text:p>
          </table:table-cell>
          <table:table-cell table:style-name="ce139"/>
          <table:table-cell table:style-name="ce139" table:formula="of:=[.N26]/[.N25]" office:value-type="float" office:value="1.72581278026906" calcext:value-type="float">
            <text:p>1.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*[.$M$2]+[.D27]*[.$M$3]+[.E27]*[.$M$4]+[.F27]*[.$M$5]+[.G27]*[.$M$6]+[.H27]*[.$M$7]+[.I27]*[.$M$8]+[.J27]*[.$M$9]+[.K27]*[.$M$10]" office:value-type="float" office:value="1001980" calcext:value-type="float">
            <text:p>1001980</text:p>
          </table:table-cell>
          <table:table-cell table:style-name="ce102" table:formula="of:=[.M27]/[.$N$14]" office:value-type="float" office:value="40079.2" calcext:value-type="float">
            <text:p>40079</text:p>
          </table:table-cell>
          <table:table-cell table:style-name="ce102" table:formula="of:=[.C27]*[.$E$2]+[.D27]*[.$E$3]+[.E27]*[.$E$4]+[.F27]*[.$E$5]+[.G27]*[.$E$6]+[.H27]*[.$E$7]+[.I27]*[.$E$8]+[.J27]*[.$E$9]+[.K27]*[.$E$10]" office:value-type="float" office:value="26918.5522517887" calcext:value-type="float">
            <text:p>26919</text:p>
          </table:table-cell>
          <table:table-cell table:style-name="ce139"/>
          <table:table-cell table:style-name="ce139" table:formula="of:=[.N27]/[.N26]" office:value-type="float" office:value="1.62719846696007" calcext:value-type="float">
            <text:p>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28]*[.$M$2]+[.D28]*[.$M$3]+[.E28]*[.$M$4]+[.F28]*[.$M$5]+[.G28]*[.$M$6]+[.H28]*[.$M$7]+[.I28]*[.$M$8]+[.J28]*[.$M$9]+[.K28]*[.$M$10]" office:value-type="float" office:value="1709400" calcext:value-type="float">
            <text:p>1709400</text:p>
          </table:table-cell>
          <table:table-cell table:style-name="ce102" table:formula="of:=[.M28]/[.$N$14]" office:value-type="float" office:value="68376" calcext:value-type="float">
            <text:p>68376</text:p>
          </table:table-cell>
          <table:table-cell table:style-name="ce102" table:formula="of:=[.C28]*[.$E$2]+[.D28]*[.$E$3]+[.E28]*[.$E$4]+[.F28]*[.$E$5]+[.G28]*[.$E$6]+[.H28]*[.$E$7]+[.I28]*[.$E$8]+[.J28]*[.$E$9]+[.K28]*[.$E$10]" office:value-type="float" office:value="39691.8566735406" calcext:value-type="float">
            <text:p>39692</text:p>
          </table:table-cell>
          <table:table-cell table:style-name="ce139"/>
          <table:table-cell table:style-name="ce139" table:formula="of:=[.N28]/[.N27]" office:value-type="float" office:value="1.70602207628895" calcext:value-type="float">
            <text:p>1.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29]*[.$M$2]+[.D29]*[.$M$3]+[.E29]*[.$M$4]+[.F29]*[.$M$5]+[.G29]*[.$M$6]+[.H29]*[.$M$7]+[.I29]*[.$M$8]+[.J29]*[.$M$9]+[.K29]*[.$M$10]" office:value-type="float" office:value="3600000" calcext:value-type="float">
            <text:p>3600000</text:p>
          </table:table-cell>
          <table:table-cell table:style-name="ce102" table:formula="of:=[.M29]/[.$N$14]" office:value-type="float" office:value="144000" calcext:value-type="float">
            <text:p>144000</text:p>
          </table:table-cell>
          <table:table-cell table:style-name="ce102" table:formula="of:=[.C29]*[.$E$2]+[.D29]*[.$E$3]+[.E29]*[.$E$4]+[.F29]*[.$E$5]+[.G29]*[.$E$6]+[.H29]*[.$E$7]+[.I29]*[.$E$8]+[.J29]*[.$E$9]+[.K29]*[.$E$10]" office:value-type="float" office:value="69684.012210521" calcext:value-type="float">
            <text:p>69684</text:p>
          </table:table-cell>
          <table:table-cell table:style-name="ce139"/>
          <table:table-cell table:style-name="ce139" table:formula="of:=[.N29]/[.N28]" office:value-type="float" office:value="2.10600210600211" calcext:value-type="float">
            <text:p>2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C30]*[.$M$2]+[.D30]*[.$M$3]+[.E30]*[.$M$4]+[.F30]*[.$M$5]+[.G30]*[.$M$6]+[.H30]*[.$M$7]+[.I30]*[.$M$8]+[.J30]*[.$M$9]+[.K30]*[.$M$10]" office:value-type="float" office:value="7362000" calcext:value-type="float">
            <text:p>7362000</text:p>
          </table:table-cell>
          <table:table-cell table:formula="of:=[.M30]/[.$N$14]" office:value-type="float" office:value="294480" calcext:value-type="float">
            <text:p>294480</text:p>
          </table:table-cell>
          <table:table-cell table:style-name="ce102" table:formula="of:=[.C30]*[.$E$2]+[.D30]*[.$E$3]+[.E30]*[.$E$4]+[.F30]*[.$E$5]+[.G30]*[.$E$6]+[.H30]*[.$E$7]+[.I30]*[.$E$8]+[.J30]*[.$E$9]+[.K30]*[.$E$10]" office:value-type="float" office:value="131816.042976994" calcext:value-type="float">
            <text:p>131816</text:p>
          </table:table-cell>
          <table:table-cell table:style-name="ce139"/>
          <table:table-cell table:style-name="ce139" table:formula="of:=[.N30]/[.N29]" office:value-type="float" office:value="2.045" calcext:value-type="float">
            <text:p>2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3600" calcext:value-type="float">
            <text:p>360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31]*[.$M$2]+[.D31]*[.$M$3]+[.E31]*[.$M$4]+[.F31]*[.$M$5]+[.G31]*[.$M$6]+[.H31]*[.$M$7]+[.I31]*[.$M$8]+[.J31]*[.$M$9]+[.K31]*[.$M$10]" office:value-type="float" office:value="15332000" calcext:value-type="float">
            <text:p>15332000</text:p>
          </table:table-cell>
          <table:table-cell table:formula="of:=[.M31]/[.$N$14]" office:value-type="float" office:value="613280" calcext:value-type="float">
            <text:p>613280</text:p>
          </table:table-cell>
          <table:table-cell table:style-name="ce102" table:formula="of:=[.C31]*[.$E$2]+[.D31]*[.$E$3]+[.E31]*[.$E$4]+[.F31]*[.$E$5]+[.G31]*[.$E$6]+[.H31]*[.$E$7]+[.I31]*[.$E$8]+[.J31]*[.$E$9]+[.K31]*[.$E$10]" office:value-type="float" office:value="274462.489079343" calcext:value-type="float">
            <text:p>274462</text:p>
          </table:table-cell>
          <table:table-cell table:style-name="ce139"/>
          <table:table-cell table:style-name="ce139" table:formula="of:=[.N31]/[.N30]" office:value-type="float" office:value="2.0825862537354" calcext:value-type="float">
            <text:p>2.1</text:p>
          </table:table-cell>
          <table:table-cell table:number-columns-repeated="100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loext:vertical-justify="auto"/>
      <style:paragraph-properties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egative" style:family="table-cell" style:parent-style-name="Default">
      <style:table-cell-properties fo:border="none" loext:vertical-justify="auto"/>
      <style:paragraph-properties css3t:text-justify="auto"/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9:11:11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Zbytovský</meta:initial-creator>
    <meta:creation-date>2019-02-18T18:33:12.026000000</meta:creation-date>
    <dc:date>2019-06-06T19:11:45.864000000</dc:date>
    <dc:creator>Jiří Zbytovský</dc:creator>
    <meta:editing-duration>PT23H45M14S</meta:editing-duration>
    <meta:editing-cycles>98</meta:editing-cycles>
    <meta:generator>LibreOffice/6.2.2.2$Windows_X86_64 LibreOffice_project/2b840030fec2aae0fd2658d8d4f9548af4e3518d</meta:generator>
    <dc:title>Ukradyjam HD calculations</dc:title>
    <meta:document-statistic meta:table-count="2" meta:cell-count="970" meta:object-count="0"/>
  </office:meta>
</office:document-meta>
</file>